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inherit" svg:font-family="inherit"/>
  </office:font-face-decls>
  <office:automatic-styles>
    <style:style style:name="P1" style:family="paragraph" style:parent-style-name="Standard">
      <style:paragraph-properties fo:text-align="justify" style:justify-single-word="false"/>
      <style:text-properties officeooo:rsid="001b23d3" officeooo:paragraph-rsid="001b23d3"/>
    </style:style>
    <style:style style:name="P2" style:family="paragraph" style:parent-style-name="Standard">
      <style:text-properties officeooo:rsid="001bd8b5" officeooo:paragraph-rsid="001bd8b5"/>
    </style:style>
    <style:style style:name="P3" style:family="paragraph" style:parent-style-name="Standard">
      <style:paragraph-properties fo:text-align="justify" style:justify-single-word="false"/>
      <style:text-properties officeooo:rsid="001bd8b5" officeooo:paragraph-rsid="001cc1a9"/>
    </style:style>
    <style:style style:name="P4" style:family="paragraph" style:parent-style-name="Standard">
      <style:paragraph-properties fo:text-align="justify" style:justify-single-word="false"/>
      <style:text-properties officeooo:rsid="0022e68b" officeooo:paragraph-rsid="0022e68b"/>
    </style:style>
    <style:style style:name="P5" style:family="paragraph" style:parent-style-name="Standard">
      <style:paragraph-properties fo:text-align="justify" style:justify-single-word="false"/>
      <style:text-properties officeooo:rsid="0028add9" officeooo:paragraph-rsid="0028add9"/>
    </style:style>
    <style:style style:name="P6" style:family="paragraph" style:parent-style-name="Standard">
      <style:paragraph-properties fo:text-align="justify" style:justify-single-word="false"/>
      <style:text-properties officeooo:rsid="0028add9" officeooo:paragraph-rsid="0086610b"/>
    </style:style>
    <style:style style:name="P7" style:family="paragraph" style:parent-style-name="Standard">
      <style:paragraph-properties fo:text-align="justify" style:justify-single-word="false"/>
      <style:text-properties officeooo:rsid="002aede5" officeooo:paragraph-rsid="002aede5"/>
    </style:style>
    <style:style style:name="P8" style:family="paragraph" style:parent-style-name="Standard">
      <style:paragraph-properties fo:text-align="justify" style:justify-single-word="false"/>
      <style:text-properties officeooo:rsid="0033e5fa" officeooo:paragraph-rsid="006905c7"/>
    </style:style>
    <style:style style:name="P9" style:family="paragraph" style:parent-style-name="Standard">
      <style:paragraph-properties fo:text-align="justify" style:justify-single-word="false"/>
      <style:text-properties officeooo:rsid="0033e5fa" officeooo:paragraph-rsid="0079cab9"/>
    </style:style>
    <style:style style:name="P10" style:family="paragraph" style:parent-style-name="Standard">
      <style:paragraph-properties fo:text-align="justify" style:justify-single-word="false"/>
      <style:text-properties officeooo:rsid="00352ee2" officeooo:paragraph-rsid="00352ee2"/>
    </style:style>
    <style:style style:name="P11" style:family="paragraph" style:parent-style-name="Standard">
      <style:paragraph-properties fo:text-align="justify" style:justify-single-word="false"/>
      <style:text-properties officeooo:rsid="00353e9d" officeooo:paragraph-rsid="00353e9d"/>
    </style:style>
    <style:style style:name="P12" style:family="paragraph" style:parent-style-name="Standard">
      <style:paragraph-properties fo:text-align="justify" style:justify-single-word="false"/>
      <style:text-properties fo:font-variant="normal" fo:text-transform="none" fo:color="#333333" loext:opacity="100%" fo:font-size="10pt" fo:letter-spacing="normal" officeooo:rsid="00339618" officeooo:paragraph-rsid="0040ecb8" fo:background-color="#ffffff" style:font-size-asian="10pt" style:font-size-complex="10pt" loext:padding="0cm" loext:border="none"/>
    </style:style>
    <style:style style:name="P13" style:family="paragraph" style:parent-style-name="Standard">
      <style:paragraph-properties fo:text-align="justify" style:justify-single-word="false"/>
      <style:text-properties fo:font-variant="normal" fo:text-transform="none" fo:color="#333333" loext:opacity="100%" fo:font-size="10pt" fo:letter-spacing="normal" officeooo:rsid="0042682a" officeooo:paragraph-rsid="0042682a" fo:background-color="#ffffff" style:font-size-asian="10pt" style:font-size-complex="10pt" loext:padding="0cm" loext:border="none"/>
    </style:style>
    <style:style style:name="P14" style:family="paragraph" style:parent-style-name="Standard">
      <style:paragraph-properties fo:text-align="justify" style:justify-single-word="false"/>
      <style:text-properties fo:font-variant="normal" fo:text-transform="none" fo:color="#333333" loext:opacity="100%" fo:font-size="10pt" fo:letter-spacing="normal" officeooo:rsid="00426bc5" officeooo:paragraph-rsid="004295a4" fo:background-color="#ffffff" style:font-size-asian="10pt" style:font-size-complex="10pt" loext:padding="0cm" loext:border="none"/>
    </style:style>
    <style:style style:name="P15" style:family="paragraph" style:parent-style-name="Standard">
      <style:paragraph-properties fo:text-align="justify" style:justify-single-word="false"/>
      <style:text-properties fo:font-variant="normal" fo:text-transform="none" fo:color="#333333" loext:opacity="100%" fo:font-size="10pt" fo:letter-spacing="normal" fo:font-style="italic" officeooo:rsid="0042d04a" officeooo:paragraph-rsid="0042d04a" fo:background-color="#ffffff" style:font-size-asian="10pt" style:font-style-asian="italic" style:font-size-complex="10pt" style:font-style-complex="italic" loext:padding="0cm" loext:border="none"/>
    </style:style>
    <style:style style:name="P16" style:family="paragraph" style:parent-style-name="Standard">
      <style:paragraph-properties fo:text-align="justify" style:justify-single-word="false"/>
      <style:text-properties officeooo:rsid="006d2be6" officeooo:paragraph-rsid="006d2be6"/>
    </style:style>
    <style:style style:name="P17" style:family="paragraph" style:parent-style-name="Standard">
      <style:paragraph-properties fo:text-align="justify" style:justify-single-word="false"/>
      <style:text-properties fo:font-size="10pt" officeooo:rsid="002b554c" officeooo:paragraph-rsid="002db64b" style:font-size-asian="10pt" style:font-size-complex="10pt"/>
    </style:style>
    <style:style style:name="P18" style:family="paragraph" style:parent-style-name="Standard">
      <style:paragraph-properties fo:text-align="justify" style:justify-single-word="false"/>
      <style:text-properties fo:font-size="10pt" officeooo:rsid="002fb1af" officeooo:paragraph-rsid="002fb1af" style:font-size-asian="10pt" style:font-size-complex="10pt"/>
    </style:style>
    <style:style style:name="P19" style:family="paragraph" style:parent-style-name="Standard">
      <style:paragraph-properties fo:text-align="justify" style:justify-single-word="false"/>
      <style:text-properties fo:font-size="10pt" officeooo:rsid="002db64b" officeooo:paragraph-rsid="002db64b" style:font-size-asian="10pt" style:font-size-complex="10pt"/>
    </style:style>
    <style:style style:name="P20" style:family="paragraph" style:parent-style-name="Standard">
      <style:paragraph-properties fo:text-align="justify" style:justify-single-word="false"/>
      <style:text-properties fo:font-size="10pt" officeooo:rsid="00339618" officeooo:paragraph-rsid="0040ecb8" style:font-size-asian="10pt" style:font-size-complex="10pt"/>
    </style:style>
    <style:style style:name="P21" style:family="paragraph" style:parent-style-name="Standard">
      <style:paragraph-properties fo:text-align="justify" style:justify-single-word="false"/>
      <style:text-properties fo:font-size="10pt" officeooo:rsid="00339618" officeooo:paragraph-rsid="00339618" style:font-size-asian="10pt" style:font-size-complex="10pt"/>
    </style:style>
    <style:style style:name="P22" style:family="paragraph" style:parent-style-name="Standard">
      <style:paragraph-properties fo:text-align="justify" style:justify-single-word="false"/>
      <style:text-properties fo:font-size="10pt" officeooo:rsid="00339618" officeooo:paragraph-rsid="005ec705" style:font-size-asian="10pt" style:font-size-complex="10pt"/>
    </style:style>
    <style:style style:name="P23" style:family="paragraph" style:parent-style-name="Standard">
      <style:paragraph-properties fo:text-align="justify" style:justify-single-word="false"/>
      <style:text-properties fo:font-size="10pt" officeooo:rsid="003e8dc1" officeooo:paragraph-rsid="005ec705" style:font-size-asian="10pt" style:font-size-complex="10pt"/>
    </style:style>
    <style:style style:name="P24" style:family="paragraph" style:parent-style-name="Standard">
      <style:paragraph-properties fo:text-align="justify" style:justify-single-word="false"/>
      <style:text-properties fo:font-size="10pt" officeooo:rsid="003e8dc1" officeooo:paragraph-rsid="00642b5f" style:font-size-asian="10pt" style:font-size-complex="10pt"/>
    </style:style>
    <style:style style:name="P25" style:family="paragraph" style:parent-style-name="Standard">
      <style:paragraph-properties fo:text-align="justify" style:justify-single-word="false"/>
      <style:text-properties fo:font-size="10pt" officeooo:rsid="005ec705" officeooo:paragraph-rsid="005ec705" style:font-size-asian="10pt" style:font-size-complex="10pt"/>
    </style:style>
    <style:style style:name="P26" style:family="paragraph" style:parent-style-name="Standard">
      <style:paragraph-properties fo:text-align="justify" style:justify-single-word="false"/>
      <style:text-properties fo:font-size="10pt" officeooo:rsid="005ec705" officeooo:paragraph-rsid="005fd2d9" style:font-size-asian="10pt" style:font-size-complex="10pt"/>
    </style:style>
    <style:style style:name="P27" style:family="paragraph" style:parent-style-name="Standard">
      <style:paragraph-properties fo:text-align="justify" style:justify-single-word="false"/>
      <style:text-properties fo:font-size="10pt" officeooo:rsid="005f6836" officeooo:paragraph-rsid="005f6836" style:font-size-asian="10pt" style:font-size-complex="10pt"/>
    </style:style>
    <style:style style:name="P28" style:family="paragraph" style:parent-style-name="Standard">
      <style:paragraph-properties fo:text-align="justify" style:justify-single-word="false"/>
      <style:text-properties fo:font-size="10pt" officeooo:rsid="00622cba" officeooo:paragraph-rsid="00622cba" style:font-size-asian="10pt" style:font-size-complex="10pt"/>
    </style:style>
    <style:style style:name="P29" style:family="paragraph" style:parent-style-name="Standard">
      <style:paragraph-properties fo:text-align="justify" style:justify-single-word="false"/>
      <style:text-properties fo:font-size="10pt" officeooo:rsid="00609685" officeooo:paragraph-rsid="00609685" style:font-size-asian="10pt" style:font-size-complex="10pt"/>
    </style:style>
    <style:style style:name="P30" style:family="paragraph" style:parent-style-name="Standard">
      <style:paragraph-properties fo:text-align="justify" style:justify-single-word="false"/>
      <style:text-properties fo:font-size="10pt" officeooo:rsid="00609685" officeooo:paragraph-rsid="00642b5f" style:font-size-asian="10pt" style:font-size-complex="10pt"/>
    </style:style>
    <style:style style:name="P31" style:family="paragraph" style:parent-style-name="Standard">
      <style:paragraph-properties fo:text-align="justify" style:justify-single-word="false"/>
      <style:text-properties fo:font-size="10pt" officeooo:rsid="00609685" officeooo:paragraph-rsid="0065d58f" style:font-size-asian="10pt" style:font-size-complex="10pt"/>
    </style:style>
    <style:style style:name="P32" style:family="paragraph" style:parent-style-name="Standard">
      <style:paragraph-properties fo:text-align="justify" style:justify-single-word="false"/>
      <style:text-properties fo:font-size="10pt" officeooo:rsid="0033e5fa" officeooo:paragraph-rsid="0033e5fa" style:font-size-asian="10pt" style:font-size-complex="10pt"/>
    </style:style>
    <style:style style:name="P33" style:family="paragraph" style:parent-style-name="Standard">
      <style:paragraph-properties fo:text-align="justify" style:justify-single-word="false"/>
      <style:text-properties fo:font-size="10pt" officeooo:rsid="0033e5fa" officeooo:paragraph-rsid="0067a2da" style:font-size-asian="10pt" style:font-size-complex="10pt"/>
    </style:style>
    <style:style style:name="P34" style:family="paragraph" style:parent-style-name="Standard">
      <style:paragraph-properties fo:text-align="justify" style:justify-single-word="false"/>
      <style:text-properties fo:font-size="10pt" officeooo:rsid="0046a269" officeooo:paragraph-rsid="0046a269" style:font-size-asian="10pt" style:font-size-complex="10pt"/>
    </style:style>
    <style:style style:name="P35" style:family="paragraph" style:parent-style-name="Standard">
      <style:paragraph-properties fo:text-align="justify" style:justify-single-word="false"/>
      <style:text-properties fo:font-size="10pt" officeooo:rsid="005acd49" officeooo:paragraph-rsid="005acd49" style:font-size-asian="10pt" style:font-size-complex="10pt"/>
    </style:style>
    <style:style style:name="P36" style:family="paragraph" style:parent-style-name="Standard">
      <style:paragraph-properties fo:text-align="justify" style:justify-single-word="false"/>
      <style:text-properties fo:font-size="10pt" officeooo:rsid="005acd49" officeooo:paragraph-rsid="0067a2da" style:font-size-asian="10pt" style:font-size-complex="10pt"/>
    </style:style>
    <style:style style:name="P37" style:family="paragraph" style:parent-style-name="Standard">
      <style:paragraph-properties fo:text-align="justify" style:justify-single-word="false"/>
      <style:text-properties fo:font-size="10pt" officeooo:rsid="0067a2da" officeooo:paragraph-rsid="0067a2da" style:font-size-asian="10pt" style:font-size-complex="10pt"/>
    </style:style>
    <style:style style:name="P38" style:family="paragraph" style:parent-style-name="Standard">
      <style:paragraph-properties fo:text-align="justify" style:justify-single-word="false"/>
      <style:text-properties fo:font-size="10pt" officeooo:rsid="0067a2da" officeooo:paragraph-rsid="006c8637" style:font-size-asian="10pt" style:font-size-complex="10pt"/>
    </style:style>
    <style:style style:name="P39" style:family="paragraph" style:parent-style-name="Standard">
      <style:paragraph-properties fo:text-align="justify" style:justify-single-word="false"/>
      <style:text-properties fo:font-size="10pt" officeooo:rsid="004f03cf" officeooo:paragraph-rsid="006c8637" style:font-size-asian="10pt" style:font-size-complex="10pt"/>
    </style:style>
    <style:style style:name="P40" style:family="paragraph" style:parent-style-name="Standard">
      <style:paragraph-properties fo:text-align="justify" style:justify-single-word="false"/>
      <style:text-properties fo:font-size="10pt" officeooo:rsid="005155a4" officeooo:paragraph-rsid="006c8637" style:font-size-asian="10pt" style:font-size-complex="10pt"/>
    </style:style>
    <style:style style:name="P41" style:family="paragraph" style:parent-style-name="Standard">
      <style:paragraph-properties fo:text-align="justify" style:justify-single-word="false"/>
      <style:text-properties fo:font-size="10pt" officeooo:rsid="00596aa5" officeooo:paragraph-rsid="00609685" style:font-size-asian="10pt" style:font-size-complex="10pt"/>
    </style:style>
    <style:style style:name="P42" style:family="paragraph" style:parent-style-name="Standard">
      <style:paragraph-properties fo:text-align="justify" style:justify-single-word="false"/>
      <style:text-properties fo:font-size="10pt" officeooo:rsid="006315e1" officeooo:paragraph-rsid="006315e1" style:font-size-asian="10pt" style:font-size-complex="10pt"/>
    </style:style>
    <style:style style:name="P43" style:family="paragraph" style:parent-style-name="Standard">
      <style:paragraph-properties fo:text-align="justify" style:justify-single-word="false"/>
      <style:text-properties fo:font-size="10pt" fo:font-style="italic" officeooo:rsid="002db64b" officeooo:paragraph-rsid="002db64b" style:font-size-asian="10pt" style:font-style-asian="italic" style:font-size-complex="10pt" style:font-style-complex="italic"/>
    </style:style>
    <style:style style:name="P44" style:family="paragraph" style:parent-style-name="Standard">
      <style:paragraph-properties fo:text-align="justify" style:justify-single-word="false"/>
      <style:text-properties fo:font-size="10pt" fo:font-style="italic" officeooo:rsid="002f011c" officeooo:paragraph-rsid="002f011c" style:font-size-asian="10pt" style:font-style-asian="italic" style:font-size-complex="10pt" style:font-style-complex="italic"/>
    </style:style>
    <style:style style:name="P45" style:family="paragraph" style:parent-style-name="Standard">
      <style:paragraph-properties fo:text-align="justify" style:justify-single-word="false"/>
      <style:text-properties fo:font-size="10pt" fo:font-style="italic" officeooo:rsid="002f011c" officeooo:paragraph-rsid="002fb1af" style:font-size-asian="10pt" style:font-style-asian="italic" style:font-size-complex="10pt" style:font-style-complex="italic"/>
    </style:style>
    <style:style style:name="P46" style:family="paragraph" style:parent-style-name="Standard">
      <style:paragraph-properties fo:text-align="justify" style:justify-single-word="false"/>
      <style:text-properties fo:font-size="10pt" fo:font-style="italic" officeooo:rsid="002fb1af" officeooo:paragraph-rsid="0039ae4e" style:font-size-asian="10pt" style:font-style-asian="italic" style:font-size-complex="10pt" style:font-style-complex="italic"/>
    </style:style>
    <style:style style:name="P47" style:family="paragraph" style:parent-style-name="Standard">
      <style:paragraph-properties fo:text-align="justify" style:justify-single-word="false"/>
      <style:text-properties fo:font-size="10pt" fo:font-style="italic" officeooo:rsid="002fb1af" officeooo:paragraph-rsid="002fb1af" style:font-size-asian="10pt" style:font-style-asian="italic" style:font-size-complex="10pt" style:font-style-complex="italic"/>
    </style:style>
    <style:style style:name="P48" style:family="paragraph" style:parent-style-name="Standard">
      <style:paragraph-properties fo:text-align="justify" style:justify-single-word="false"/>
      <style:text-properties fo:font-size="10pt" fo:font-style="italic" officeooo:rsid="003155bc" officeooo:paragraph-rsid="003155bc" style:font-size-asian="10pt" style:font-style-asian="italic" style:font-size-complex="10pt" style:font-style-complex="italic"/>
    </style:style>
    <style:style style:name="P49" style:family="paragraph" style:parent-style-name="Standard">
      <style:paragraph-properties fo:text-align="justify" style:justify-single-word="false"/>
      <style:text-properties fo:font-size="10pt" fo:font-style="italic" officeooo:rsid="003155bc" officeooo:paragraph-rsid="004c442f" style:font-size-asian="10pt" style:font-style-asian="italic" style:font-size-complex="10pt" style:font-style-complex="italic"/>
    </style:style>
    <style:style style:name="P50" style:family="paragraph" style:parent-style-name="Standard">
      <style:paragraph-properties fo:text-align="justify" style:justify-single-word="false"/>
      <style:text-properties fo:font-size="10pt" fo:font-style="italic" officeooo:rsid="003e8dc1" officeooo:paragraph-rsid="005ec705" style:font-size-asian="10pt" style:font-style-asian="italic" style:font-size-complex="10pt" style:font-style-complex="italic"/>
    </style:style>
    <style:style style:name="P51" style:family="paragraph" style:parent-style-name="Standard">
      <style:paragraph-properties fo:text-align="justify" style:justify-single-word="false"/>
      <style:text-properties fo:font-size="10pt" fo:font-style="italic" officeooo:rsid="005ec705" officeooo:paragraph-rsid="005ec705" style:font-size-asian="10pt" style:font-style-asian="italic" style:font-size-complex="10pt" style:font-style-complex="italic"/>
    </style:style>
    <style:style style:name="P52" style:family="paragraph" style:parent-style-name="Standard">
      <style:paragraph-properties fo:text-align="justify" style:justify-single-word="false"/>
      <style:text-properties fo:font-size="10pt" fo:font-style="italic" officeooo:rsid="005f6836" officeooo:paragraph-rsid="005f6836" style:font-size-asian="10pt" style:font-style-asian="italic" style:font-size-complex="10pt" style:font-style-complex="italic"/>
    </style:style>
    <style:style style:name="P53" style:family="paragraph" style:parent-style-name="Standard">
      <style:paragraph-properties fo:text-align="justify" style:justify-single-word="false"/>
      <style:text-properties fo:font-size="10pt" fo:font-style="italic" officeooo:rsid="005fd2d9" officeooo:paragraph-rsid="005fd2d9" style:font-size-asian="10pt" style:font-style-asian="italic" style:font-size-complex="10pt" style:font-style-complex="italic"/>
    </style:style>
    <style:style style:name="P54" style:family="paragraph" style:parent-style-name="Standard">
      <style:paragraph-properties fo:text-align="justify" style:justify-single-word="false"/>
      <style:text-properties fo:font-size="10pt" fo:font-style="italic" officeooo:rsid="00609685" officeooo:paragraph-rsid="0061f721" style:font-size-asian="10pt" style:font-style-asian="italic" style:font-size-complex="10pt" style:font-style-complex="italic"/>
    </style:style>
    <style:style style:name="P55" style:family="paragraph" style:parent-style-name="Standard">
      <style:paragraph-properties fo:text-align="justify" style:justify-single-word="false"/>
      <style:text-properties fo:font-size="10pt" fo:font-style="italic" officeooo:rsid="0061f721" officeooo:paragraph-rsid="0061f721" style:font-size-asian="10pt" style:font-style-asian="italic" style:font-size-complex="10pt" style:font-style-complex="italic"/>
    </style:style>
    <style:style style:name="P56" style:family="paragraph" style:parent-style-name="Standard">
      <style:paragraph-properties fo:text-align="justify" style:justify-single-word="false"/>
      <style:text-properties fo:font-size="10pt" fo:font-style="italic" officeooo:rsid="00622cba" officeooo:paragraph-rsid="00622cba" style:font-size-asian="10pt" style:font-style-asian="italic" style:font-size-complex="10pt" style:font-style-complex="italic"/>
    </style:style>
    <style:style style:name="P57" style:family="paragraph" style:parent-style-name="Standard">
      <style:paragraph-properties fo:text-align="justify" style:justify-single-word="false"/>
      <style:text-properties fo:font-size="10pt" fo:font-style="italic" officeooo:rsid="00622cba" officeooo:paragraph-rsid="00642b5f" style:font-size-asian="10pt" style:font-style-asian="italic" style:font-size-complex="10pt" style:font-style-complex="italic"/>
    </style:style>
    <style:style style:name="P58" style:family="paragraph" style:parent-style-name="Standard">
      <style:paragraph-properties fo:text-align="justify" style:justify-single-word="false"/>
      <style:text-properties fo:font-size="10pt" fo:font-style="italic" officeooo:rsid="00642b5f" officeooo:paragraph-rsid="00642b5f" style:font-size-asian="10pt" style:font-style-asian="italic" style:font-size-complex="10pt" style:font-style-complex="italic"/>
    </style:style>
    <style:style style:name="P59" style:family="paragraph" style:parent-style-name="Standard">
      <style:paragraph-properties fo:text-align="justify" style:justify-single-word="false"/>
      <style:text-properties fo:font-size="10pt" fo:font-style="italic" officeooo:rsid="003fee96" officeooo:paragraph-rsid="00642b5f" style:font-size-asian="10pt" style:font-style-asian="italic" style:font-size-complex="10pt" style:font-style-complex="italic"/>
    </style:style>
    <style:style style:name="P60" style:family="paragraph" style:parent-style-name="Standard">
      <style:paragraph-properties fo:text-align="justify" style:justify-single-word="false"/>
      <style:text-properties fo:font-size="10pt" fo:font-style="italic" officeooo:rsid="006d2be6" officeooo:paragraph-rsid="006d2be6" style:font-size-asian="10pt" style:font-style-asian="italic" style:font-size-complex="10pt" style:font-style-complex="italic"/>
    </style:style>
    <style:style style:name="P61" style:family="paragraph" style:parent-style-name="Standard">
      <style:paragraph-properties fo:text-align="justify" style:justify-single-word="false"/>
      <style:text-properties fo:font-size="10pt" fo:font-style="italic" officeooo:rsid="0065d58f" officeooo:paragraph-rsid="0065d58f" style:font-size-asian="10pt" style:font-style-asian="italic" style:font-size-complex="10pt" style:font-style-complex="italic"/>
    </style:style>
    <style:style style:name="P62" style:family="paragraph" style:parent-style-name="Standard">
      <style:paragraph-properties fo:text-align="justify" style:justify-single-word="false"/>
      <style:text-properties fo:font-size="10pt" fo:font-style="italic" officeooo:rsid="0046a269" officeooo:paragraph-rsid="0046a269" style:font-size-asian="10pt" style:font-style-asian="italic" style:font-size-complex="10pt" style:font-style-complex="italic"/>
    </style:style>
    <style:style style:name="P63" style:family="paragraph" style:parent-style-name="Standard">
      <style:paragraph-properties fo:text-align="justify" style:justify-single-word="false"/>
      <style:text-properties fo:font-size="10pt" fo:font-style="italic" officeooo:rsid="00478674" officeooo:paragraph-rsid="00478674" style:font-size-asian="10pt" style:font-style-asian="italic" style:font-size-complex="10pt" style:font-style-complex="italic"/>
    </style:style>
    <style:style style:name="P64" style:family="paragraph" style:parent-style-name="Standard">
      <style:paragraph-properties fo:text-align="justify" style:justify-single-word="false"/>
      <style:text-properties fo:font-size="10pt" fo:font-style="italic" officeooo:rsid="004a0d7c" officeooo:paragraph-rsid="004a0d7c" style:font-size-asian="10pt" style:font-style-asian="italic" style:font-size-complex="10pt" style:font-style-complex="italic"/>
    </style:style>
    <style:style style:name="P65" style:family="paragraph" style:parent-style-name="Standard">
      <style:paragraph-properties fo:text-align="justify" style:justify-single-word="false"/>
      <style:text-properties fo:font-size="10pt" fo:font-style="italic" officeooo:rsid="0048e039" officeooo:paragraph-rsid="0048e039" style:font-size-asian="10pt" style:font-style-asian="italic" style:font-size-complex="10pt" style:font-style-complex="italic"/>
    </style:style>
    <style:style style:name="P66" style:family="paragraph" style:parent-style-name="Standard">
      <style:paragraph-properties fo:text-align="justify" style:justify-single-word="false"/>
      <style:text-properties fo:font-size="10pt" fo:font-style="italic" officeooo:rsid="0048e039" officeooo:paragraph-rsid="005510c1" style:font-size-asian="10pt" style:font-style-asian="italic" style:font-size-complex="10pt" style:font-style-complex="italic"/>
    </style:style>
    <style:style style:name="P67" style:family="paragraph" style:parent-style-name="Standard">
      <style:paragraph-properties fo:text-align="justify" style:justify-single-word="false"/>
      <style:text-properties fo:font-size="10pt" fo:font-style="italic" officeooo:rsid="004ad89a" officeooo:paragraph-rsid="004ad89a" style:font-size-asian="10pt" style:font-style-asian="italic" style:font-size-complex="10pt" style:font-style-complex="italic"/>
    </style:style>
    <style:style style:name="P68" style:family="paragraph" style:parent-style-name="Standard">
      <style:paragraph-properties fo:text-align="justify" style:justify-single-word="false"/>
      <style:text-properties fo:font-size="10pt" fo:font-style="italic" officeooo:rsid="00538c9b" officeooo:paragraph-rsid="005c98d0" style:font-size-asian="10pt" style:font-style-asian="italic" style:font-size-complex="10pt" style:font-style-complex="italic"/>
    </style:style>
    <style:style style:name="P69" style:family="paragraph" style:parent-style-name="Standard">
      <style:paragraph-properties fo:text-align="justify" style:justify-single-word="false"/>
      <style:text-properties fo:font-size="10pt" fo:font-style="italic" officeooo:rsid="00538c9b" officeooo:paragraph-rsid="006aea80" style:font-size-asian="10pt" style:font-style-asian="italic" style:font-size-complex="10pt" style:font-style-complex="italic"/>
    </style:style>
    <style:style style:name="P70" style:family="paragraph" style:parent-style-name="Standard">
      <style:paragraph-properties fo:text-align="justify" style:justify-single-word="false"/>
      <style:text-properties fo:font-size="10pt" fo:font-style="italic" officeooo:rsid="00596aa5" officeooo:paragraph-rsid="005c98d0" style:font-size-asian="10pt" style:font-style-asian="italic" style:font-size-complex="10pt" style:font-style-complex="italic"/>
    </style:style>
    <style:style style:name="P71" style:family="paragraph" style:parent-style-name="Standard">
      <style:paragraph-properties fo:text-align="justify" style:justify-single-word="false"/>
      <style:text-properties fo:font-size="10pt" fo:font-style="italic" officeooo:rsid="00596aa5" officeooo:paragraph-rsid="006aea80" style:font-size-asian="10pt" style:font-style-asian="italic" style:font-size-complex="10pt" style:font-style-complex="italic"/>
    </style:style>
    <style:style style:name="P72" style:family="paragraph" style:parent-style-name="Standard">
      <style:paragraph-properties fo:text-align="justify" style:justify-single-word="false"/>
      <style:text-properties fo:font-size="10pt" fo:font-style="italic" officeooo:rsid="005c98d0" officeooo:paragraph-rsid="005c98d0" style:font-size-asian="10pt" style:font-style-asian="italic" style:font-size-complex="10pt" style:font-style-complex="italic"/>
    </style:style>
    <style:style style:name="P73" style:family="paragraph" style:parent-style-name="Standard">
      <style:paragraph-properties fo:text-align="justify" style:justify-single-word="false"/>
      <style:text-properties fo:font-size="10pt" fo:font-style="italic" officeooo:rsid="0068894b" officeooo:paragraph-rsid="006d3558" style:font-size-asian="10pt" style:font-style-asian="italic" style:font-size-complex="10pt" style:font-style-complex="italic"/>
    </style:style>
    <style:style style:name="P74" style:family="paragraph" style:parent-style-name="Standard">
      <style:paragraph-properties fo:text-align="justify" style:justify-single-word="false"/>
      <style:text-properties fo:font-size="10pt" fo:font-style="italic" officeooo:rsid="006c8637" officeooo:paragraph-rsid="006d3558" style:font-size-asian="10pt" style:font-style-asian="italic" style:font-size-complex="10pt" style:font-style-complex="italic"/>
    </style:style>
    <style:style style:name="P75" style:family="paragraph" style:parent-style-name="Standard">
      <style:paragraph-properties fo:text-align="justify" style:justify-single-word="false"/>
      <style:text-properties fo:font-size="10pt" fo:font-weight="bold" officeooo:rsid="00609685" officeooo:paragraph-rsid="00609685" style:font-size-asian="10pt" style:font-weight-asian="bold" style:font-size-complex="10pt" style:font-weight-complex="bold"/>
    </style:style>
    <style:style style:name="P76" style:family="paragraph" style:parent-style-name="Standard">
      <style:paragraph-properties fo:text-align="justify" style:justify-single-word="false"/>
      <style:text-properties fo:font-size="10pt" fo:font-weight="bold" officeooo:rsid="0067a2da" officeooo:paragraph-rsid="0033e5fa" style:font-size-asian="10pt" style:font-weight-asian="bold" style:font-size-complex="10pt" style:font-weight-complex="bold"/>
    </style:style>
    <style:style style:name="P77" style:family="paragraph" style:parent-style-name="Standard">
      <style:paragraph-properties fo:text-align="justify" style:justify-single-word="false"/>
      <style:text-properties officeooo:rsid="007bbbb0" officeooo:paragraph-rsid="007bbbb0"/>
    </style:style>
    <style:style style:name="P78" style:family="paragraph" style:parent-style-name="Standard">
      <style:paragraph-properties fo:text-align="justify" style:justify-single-word="false"/>
      <style:text-properties officeooo:rsid="007c4092" officeooo:paragraph-rsid="007c4092"/>
    </style:style>
    <style:style style:name="P79" style:family="paragraph" style:parent-style-name="Standard">
      <style:paragraph-properties fo:text-align="justify" style:justify-single-word="false"/>
      <style:text-properties officeooo:rsid="0080690a" officeooo:paragraph-rsid="0080690a"/>
    </style:style>
    <style:style style:name="P80" style:family="paragraph" style:parent-style-name="Standard">
      <style:paragraph-properties fo:text-align="justify" style:justify-single-word="false"/>
      <style:text-properties officeooo:rsid="0086610b" officeooo:paragraph-rsid="0086610b"/>
    </style:style>
    <style:style style:name="P81" style:family="paragraph" style:parent-style-name="Standard">
      <style:paragraph-properties fo:text-align="justify" style:justify-single-word="false"/>
      <style:text-properties officeooo:rsid="008a168d" officeooo:paragraph-rsid="008a168d"/>
    </style:style>
    <style:style style:name="P82" style:family="paragraph" style:parent-style-name="Standard">
      <style:paragraph-properties fo:text-align="justify" style:justify-single-word="false"/>
      <style:text-properties officeooo:rsid="008a168d" officeooo:paragraph-rsid="008f675d"/>
    </style:style>
    <style:style style:name="P83" style:family="paragraph" style:parent-style-name="Standard">
      <style:paragraph-properties fo:text-align="justify" style:justify-single-word="false"/>
      <style:text-properties officeooo:rsid="008a168d" officeooo:paragraph-rsid="0091235c"/>
    </style:style>
    <style:style style:name="P84" style:family="paragraph" style:parent-style-name="Standard">
      <style:paragraph-properties fo:text-align="justify" style:justify-single-word="false"/>
      <style:text-properties officeooo:rsid="008a168d" officeooo:paragraph-rsid="009d7d79"/>
    </style:style>
    <style:style style:name="P85" style:family="paragraph" style:parent-style-name="Standard">
      <style:paragraph-properties fo:text-align="justify" style:justify-single-word="false"/>
      <style:text-properties officeooo:rsid="008a730b" officeooo:paragraph-rsid="008a730b"/>
    </style:style>
    <style:style style:name="P86" style:family="paragraph" style:parent-style-name="Standard">
      <style:paragraph-properties fo:text-align="justify" style:justify-single-word="false"/>
      <style:text-properties officeooo:rsid="008d388c" officeooo:paragraph-rsid="008d388c"/>
    </style:style>
    <style:style style:name="P87" style:family="paragraph" style:parent-style-name="Standard">
      <style:paragraph-properties fo:text-align="justify" style:justify-single-word="false"/>
      <style:text-properties officeooo:rsid="008e29a2" officeooo:paragraph-rsid="008e29a2"/>
    </style:style>
    <style:style style:name="P88" style:family="paragraph" style:parent-style-name="Standard">
      <style:paragraph-properties fo:text-align="justify" style:justify-single-word="false"/>
      <style:text-properties officeooo:rsid="0091235c" officeooo:paragraph-rsid="0091235c"/>
    </style:style>
    <style:style style:name="P89" style:family="paragraph" style:parent-style-name="Standard">
      <style:paragraph-properties fo:text-align="justify" style:justify-single-word="false"/>
      <style:text-properties officeooo:rsid="0094238c" officeooo:paragraph-rsid="0094238c"/>
    </style:style>
    <style:style style:name="P90" style:family="paragraph" style:parent-style-name="Standard">
      <style:paragraph-properties fo:text-align="justify" style:justify-single-word="false"/>
      <style:text-properties officeooo:rsid="00964e24" officeooo:paragraph-rsid="00964e24"/>
    </style:style>
    <style:style style:name="P91" style:family="paragraph" style:parent-style-name="Standard">
      <style:paragraph-properties fo:text-align="justify" style:justify-single-word="false"/>
      <style:text-properties officeooo:rsid="00983166" officeooo:paragraph-rsid="00983166"/>
    </style:style>
    <style:style style:name="P92" style:family="paragraph" style:parent-style-name="Standard">
      <style:paragraph-properties fo:text-align="justify" style:justify-single-word="false"/>
      <style:text-properties officeooo:rsid="009d7d79" officeooo:paragraph-rsid="009d7d79"/>
    </style:style>
    <style:style style:name="P93" style:family="paragraph" style:parent-style-name="Standard">
      <style:paragraph-properties fo:text-align="justify" style:justify-single-word="false"/>
      <style:text-properties officeooo:rsid="009dd2c3" officeooo:paragraph-rsid="009dd2c3"/>
    </style:style>
    <style:style style:name="P94" style:family="paragraph" style:parent-style-name="Standard">
      <style:paragraph-properties fo:text-align="justify" style:justify-single-word="false"/>
      <style:text-properties officeooo:rsid="00a28d70" officeooo:paragraph-rsid="00a28d70"/>
    </style:style>
    <style:style style:name="P95" style:family="paragraph" style:parent-style-name="Standard">
      <style:paragraph-properties fo:text-align="justify" style:justify-single-word="false"/>
      <style:text-properties officeooo:rsid="00a3e13f" officeooo:paragraph-rsid="00a3e13f"/>
    </style:style>
    <style:style style:name="P96" style:family="paragraph" style:parent-style-name="Standard">
      <style:paragraph-properties fo:text-align="justify" style:justify-single-word="false"/>
      <style:text-properties officeooo:rsid="00a6778d" officeooo:paragraph-rsid="00a6778d"/>
    </style:style>
    <style:style style:name="P97" style:family="paragraph" style:parent-style-name="Standard">
      <style:paragraph-properties fo:text-align="justify" style:justify-single-word="false"/>
      <style:text-properties officeooo:rsid="00a74486" officeooo:paragraph-rsid="00a74486"/>
    </style:style>
    <style:style style:name="P98" style:family="paragraph" style:parent-style-name="Standard">
      <style:paragraph-properties fo:text-align="justify" style:justify-single-word="false"/>
      <style:text-properties officeooo:rsid="00ac1eb8" officeooo:paragraph-rsid="00ac1eb8"/>
    </style:style>
    <style:style style:name="P99" style:family="paragraph" style:parent-style-name="Standard">
      <style:paragraph-properties fo:text-align="justify" style:justify-single-word="false"/>
      <style:text-properties officeooo:rsid="00acce44" officeooo:paragraph-rsid="00acce44"/>
    </style:style>
    <style:style style:name="T1" style:family="text">
      <style:text-properties officeooo:rsid="001bb9fc"/>
    </style:style>
    <style:style style:name="T2" style:family="text">
      <style:text-properties officeooo:rsid="001bd8b5"/>
    </style:style>
    <style:style style:name="T3" style:family="text">
      <style:text-properties officeooo:rsid="001cc1a9"/>
    </style:style>
    <style:style style:name="T4" style:family="text">
      <style:text-properties officeooo:rsid="001cded1"/>
    </style:style>
    <style:style style:name="T5" style:family="text">
      <style:text-properties officeooo:rsid="001d6980"/>
    </style:style>
    <style:style style:name="T6" style:family="text">
      <style:text-properties officeooo:rsid="001ed0a2"/>
    </style:style>
    <style:style style:name="T7" style:family="text">
      <style:text-properties officeooo:rsid="001fa990"/>
    </style:style>
    <style:style style:name="T8" style:family="text">
      <style:text-properties officeooo:rsid="0024b965"/>
    </style:style>
    <style:style style:name="T9" style:family="text">
      <style:text-properties officeooo:rsid="00253e14"/>
    </style:style>
    <style:style style:name="T10" style:family="text">
      <style:text-properties officeooo:rsid="00260c0f"/>
    </style:style>
    <style:style style:name="T11" style:family="text">
      <style:text-properties officeooo:rsid="00272f47"/>
    </style:style>
    <style:style style:name="T12" style:family="text">
      <style:text-properties officeooo:rsid="00296780"/>
    </style:style>
    <style:style style:name="T13" style:family="text">
      <style:text-properties officeooo:rsid="0029d4fb"/>
    </style:style>
    <style:style style:name="T14" style:family="text">
      <style:text-properties officeooo:rsid="002aede5"/>
    </style:style>
    <style:style style:name="T15" style:family="text">
      <style:text-properties officeooo:rsid="002be8a7"/>
    </style:style>
    <style:style style:name="T16" style:family="text">
      <style:text-properties officeooo:rsid="002d7d30"/>
    </style:style>
    <style:style style:name="T17" style:family="text">
      <style:text-properties officeooo:rsid="002db64b"/>
    </style:style>
    <style:style style:name="T18" style:family="text">
      <style:text-properties officeooo:rsid="002fb1af"/>
    </style:style>
    <style:style style:name="T19" style:family="text">
      <style:text-properties officeooo:rsid="003155bc"/>
    </style:style>
    <style:style style:name="T20" style:family="text">
      <style:text-properties officeooo:rsid="0039ae4e"/>
    </style:style>
    <style:style style:name="T21" style:family="text">
      <style:text-properties officeooo:rsid="003aa34f"/>
    </style:style>
    <style:style style:name="T22" style:family="text">
      <style:text-properties officeooo:rsid="003c9e4d"/>
    </style:style>
    <style:style style:name="T23" style:family="text">
      <style:text-properties officeooo:rsid="003e8dc1"/>
    </style:style>
    <style:style style:name="T24" style:family="text">
      <style:text-properties officeooo:rsid="003f1438"/>
    </style:style>
    <style:style style:name="T25" style:family="text">
      <style:text-properties officeooo:rsid="0040ecb8"/>
    </style:style>
    <style:style style:name="T26" style:family="text">
      <style:text-properties officeooo:rsid="0042682a"/>
    </style:style>
    <style:style style:name="T27" style:family="text">
      <style:text-properties officeooo:rsid="00426bc5"/>
    </style:style>
    <style:style style:name="T28" style:family="text">
      <style:text-properties officeooo:rsid="004295a4"/>
    </style:style>
    <style:style style:name="T29" style:family="text">
      <style:text-properties officeooo:rsid="00446c42"/>
    </style:style>
    <style:style style:name="T30" style:family="text">
      <style:text-properties officeooo:rsid="0044bb92"/>
    </style:style>
    <style:style style:name="T31" style:family="text">
      <style:text-properties officeooo:rsid="0046a269"/>
    </style:style>
    <style:style style:name="T32" style:family="text">
      <style:text-properties officeooo:rsid="00478674"/>
    </style:style>
    <style:style style:name="T33" style:family="text">
      <style:text-properties officeooo:rsid="004a0d7c"/>
    </style:style>
    <style:style style:name="T34" style:family="text">
      <style:text-properties officeooo:rsid="004ad89a"/>
    </style:style>
    <style:style style:name="T35" style:family="text">
      <style:text-properties officeooo:rsid="004c442f"/>
    </style:style>
    <style:style style:name="T36" style:family="text">
      <style:text-properties officeooo:rsid="004f03cf"/>
    </style:style>
    <style:style style:name="T37" style:family="text">
      <style:text-properties officeooo:rsid="00509d03"/>
    </style:style>
    <style:style style:name="T38" style:family="text">
      <style:text-properties officeooo:rsid="005155a4"/>
    </style:style>
    <style:style style:name="T39" style:family="text">
      <style:text-properties officeooo:rsid="0052900b"/>
    </style:style>
    <style:style style:name="T40" style:family="text">
      <style:text-properties officeooo:rsid="00538c9b"/>
    </style:style>
    <style:style style:name="T41" style:family="text">
      <style:text-properties officeooo:rsid="005510c1"/>
    </style:style>
    <style:style style:name="T42" style:family="text">
      <style:text-properties officeooo:rsid="00561571"/>
    </style:style>
    <style:style style:name="T43" style:family="text">
      <style:text-properties officeooo:rsid="0057147b"/>
    </style:style>
    <style:style style:name="T44" style:family="text">
      <style:text-properties officeooo:rsid="00583bae"/>
    </style:style>
    <style:style style:name="T45" style:family="text">
      <style:text-properties officeooo:rsid="00596aa5"/>
    </style:style>
    <style:style style:name="T46" style:family="text">
      <style:text-properties officeooo:rsid="005acd49"/>
    </style:style>
    <style:style style:name="T47" style:family="text">
      <style:text-properties officeooo:rsid="005c98d0"/>
    </style:style>
    <style:style style:name="T48" style:family="text">
      <style:text-properties officeooo:rsid="005f6836"/>
    </style:style>
    <style:style style:name="T49" style:family="text">
      <style:text-properties officeooo:rsid="005fd2d9"/>
    </style:style>
    <style:style style:name="T50" style:family="text">
      <style:text-properties officeooo:rsid="00609685"/>
    </style:style>
    <style:style style:name="T51" style:family="text">
      <style:text-properties officeooo:rsid="0061f721"/>
    </style:style>
    <style:style style:name="T52" style:family="text">
      <style:text-properties officeooo:rsid="00622cba"/>
    </style:style>
    <style:style style:name="T53" style:family="text">
      <style:text-properties officeooo:rsid="006315e1"/>
    </style:style>
    <style:style style:name="T54" style:family="text">
      <style:text-properties officeooo:rsid="00642348"/>
    </style:style>
    <style:style style:name="T55" style:family="text">
      <style:text-properties officeooo:rsid="00642b5f"/>
    </style:style>
    <style:style style:name="T56" style:family="text">
      <style:text-properties officeooo:rsid="0065d58f"/>
    </style:style>
    <style:style style:name="T57" style:family="text">
      <style:text-properties officeooo:rsid="0067a2da"/>
    </style:style>
    <style:style style:name="T58" style:family="text">
      <style:text-properties officeooo:rsid="006ce93f"/>
    </style:style>
    <style:style style:name="T59" style:family="text">
      <style:text-properties officeooo:rsid="006d2be6"/>
    </style:style>
    <style:style style:name="T60" style:family="text">
      <style:text-properties officeooo:rsid="006d3558"/>
    </style:style>
    <style:style style:name="T61" style:family="text">
      <style:text-properties fo:font-weight="bold" style:font-weight-asian="bold" style:font-weight-complex="bold"/>
    </style:style>
    <style:style style:name="T62" style:family="text">
      <style:text-properties fo:font-weight="bold" officeooo:rsid="00609685" style:font-weight-asian="bold" style:font-weight-complex="bold"/>
    </style:style>
    <style:style style:name="T63" style:family="text">
      <style:text-properties fo:font-weight="bold" officeooo:rsid="0067a2da" style:font-weight-asian="bold" style:font-weight-complex="bold"/>
    </style:style>
    <style:style style:name="T64" style:family="text">
      <style:text-properties fo:font-weight="bold" officeooo:rsid="006315e1" style:font-weight-asian="bold" style:font-weight-complex="bold"/>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67a2da" style:font-style-asian="normal" style:font-weight-asian="bold" style:font-style-complex="normal" style:font-weight-complex="bold"/>
    </style:style>
    <style:style style:name="T67" style:family="text">
      <style:text-properties fo:font-style="normal" fo:font-weight="bold" officeooo:rsid="0068894b" style:font-style-asian="normal" style:font-weight-asian="bold" style:font-style-complex="normal" style:font-weight-complex="bold"/>
    </style:style>
    <style:style style:name="T68" style:family="text">
      <style:text-properties fo:font-style="normal" fo:font-weight="bold" officeooo:rsid="00609685" style:font-style-asian="normal" style:font-weight-asian="bold" style:font-style-complex="normal" style:font-weight-complex="bold"/>
    </style:style>
    <style:style style:name="T69" style:family="text">
      <style:text-properties fo:font-style="normal" fo:font-weight="bold" officeooo:rsid="00642b5f" style:font-style-asian="normal" style:font-weight-asian="bold" style:font-style-complex="normal" style:font-weight-complex="bold"/>
    </style:style>
    <style:style style:name="T70" style:family="text">
      <style:text-properties fo:font-style="normal" fo:font-weight="bold" officeooo:rsid="006315e1" style:font-style-asian="normal" style:font-weight-asian="bold" style:font-style-complex="normal" style:font-weight-complex="bold"/>
    </style:style>
    <style:style style:name="T71" style:family="text">
      <style:text-properties fo:font-style="normal" fo:font-weight="bold" officeooo:rsid="00638ccc" style:font-style-asian="normal" style:font-weight-asian="bold" style:font-style-complex="normal" style:font-weight-complex="bold"/>
    </style:style>
    <style:style style:name="T72" style:family="text">
      <style:text-properties fo:font-style="normal" fo:font-weight="bold" officeooo:rsid="00642348" style:font-style-asian="normal" style:font-weight-asian="bold" style:font-style-complex="normal" style:font-weight-complex="bold"/>
    </style:style>
    <style:style style:name="T73" style:family="text">
      <style:text-properties officeooo:rsid="006f466a"/>
    </style:style>
    <style:style style:name="T74" style:family="text">
      <style:text-properties officeooo:rsid="0070a6e5"/>
    </style:style>
    <style:style style:name="T75" style:family="text">
      <style:text-properties officeooo:rsid="007138d2"/>
    </style:style>
    <style:style style:name="T76" style:family="text">
      <style:text-properties officeooo:rsid="0071f642"/>
    </style:style>
    <style:style style:name="T77" style:family="text">
      <style:text-properties officeooo:rsid="0073f385"/>
    </style:style>
    <style:style style:name="T78" style:family="text">
      <style:text-properties officeooo:rsid="0075442a"/>
    </style:style>
    <style:style style:name="T79" style:family="text">
      <style:text-properties officeooo:rsid="00756ef1"/>
    </style:style>
    <style:style style:name="T80" style:family="text">
      <style:text-properties officeooo:rsid="00785eca"/>
    </style:style>
    <style:style style:name="T81" style:family="text">
      <style:text-properties officeooo:rsid="0079cab9"/>
    </style:style>
    <style:style style:name="T82" style:family="text">
      <style:text-properties officeooo:rsid="007bbbb0"/>
    </style:style>
    <style:style style:name="T83" style:family="text">
      <style:text-properties officeooo:rsid="007c4092"/>
    </style:style>
    <style:style style:name="T84" style:family="text">
      <style:text-properties officeooo:rsid="007c5a49"/>
    </style:style>
    <style:style style:name="T85" style:family="text">
      <style:text-properties officeooo:rsid="007d6131"/>
    </style:style>
    <style:style style:name="T86" style:family="text">
      <style:text-properties officeooo:rsid="007f1561"/>
    </style:style>
    <style:style style:name="T87" style:family="text">
      <style:text-properties officeooo:rsid="0080690a"/>
    </style:style>
    <style:style style:name="T88" style:family="text">
      <style:text-properties officeooo:rsid="008254ef"/>
    </style:style>
    <style:style style:name="T89" style:family="text">
      <style:text-properties officeooo:rsid="008b94f7"/>
    </style:style>
    <style:style style:name="T90" style:family="text">
      <style:text-properties officeooo:rsid="008d388c"/>
    </style:style>
    <style:style style:name="T91" style:family="text">
      <style:text-properties officeooo:rsid="008e29a2"/>
    </style:style>
    <style:style style:name="T92" style:family="text">
      <style:text-properties officeooo:rsid="008f675d"/>
    </style:style>
    <style:style style:name="T93" style:family="text">
      <style:text-properties officeooo:rsid="0091235c"/>
    </style:style>
    <style:style style:name="T94" style:family="text">
      <style:text-properties officeooo:rsid="0091814e"/>
    </style:style>
    <style:style style:name="T95" style:family="text">
      <style:text-properties officeooo:rsid="0094d07b"/>
    </style:style>
    <style:style style:name="T96" style:family="text">
      <style:text-properties officeooo:rsid="00964e24"/>
    </style:style>
    <style:style style:name="T97" style:family="text">
      <style:text-properties officeooo:rsid="00983166"/>
    </style:style>
    <style:style style:name="T98" style:family="text">
      <style:text-properties officeooo:rsid="009aed7c"/>
    </style:style>
    <style:style style:name="T99" style:family="text">
      <style:text-properties officeooo:rsid="009d7d79"/>
    </style:style>
    <style:style style:name="T100" style:family="text">
      <style:text-properties officeooo:rsid="009dd2c3"/>
    </style:style>
    <style:style style:name="T101" style:family="text">
      <style:text-properties officeooo:rsid="00a0ace8"/>
    </style:style>
    <style:style style:name="T102" style:family="text">
      <style:text-properties officeooo:rsid="00a28d70"/>
    </style:style>
    <style:style style:name="T103" style:family="text">
      <style:text-properties officeooo:rsid="00a37c64"/>
    </style:style>
    <style:style style:name="T104" style:family="text">
      <style:text-properties officeooo:rsid="00a3e13f"/>
    </style:style>
    <style:style style:name="T105" style:family="text">
      <style:text-properties officeooo:rsid="00a40f10"/>
    </style:style>
    <style:style style:name="T106" style:family="text">
      <style:text-properties officeooo:rsid="00a47d1e"/>
    </style:style>
    <style:style style:name="T107" style:family="text">
      <style:text-properties officeooo:rsid="00a607b0"/>
    </style:style>
    <style:style style:name="T108" style:family="text">
      <style:text-properties officeooo:rsid="00a6778d"/>
    </style:style>
    <style:style style:name="T109" style:family="text">
      <style:text-properties officeooo:rsid="00a74486"/>
    </style:style>
    <style:style style:name="T110" style:family="text">
      <style:text-properties officeooo:rsid="00a878c0"/>
    </style:style>
    <style:style style:name="T111" style:family="text">
      <style:text-properties officeooo:rsid="00aa2c5d"/>
    </style:style>
    <style:style style:name="T112" style:family="text">
      <style:text-properties officeooo:rsid="00abaa1c"/>
    </style:style>
    <style:style style:name="T113" style:family="text">
      <style:text-properties officeooo:rsid="00acce44"/>
    </style:style>
    <style:style style:name="T114" style:family="text">
      <style:text-properties officeooo:rsid="00aee1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ncadré comment ça marche (renvoi vers là pour aventure complète).</text:p>
      <text:p text:style-name="P11">Conseils divers (prendre le temps, <text:span text:style-name="T20">bout de papier</text:span>) et aussi </text:p>
      <text:p text:style-name="P1"/>
      <text:p text:style-name="P1"/>
      <text:p text:style-name="P98">Comment jouer les aventures en solo</text:p>
      <text:p text:style-name="P98">Un papier, un crayon ainsi que quelques D10 seront suffisant pour parcourir les deux aventures en solo de ce document. Toutes deux se présentent comme une série de section (labellisée par une lettre ou un numéro, à l’exception de la toute première), chaque section possède deux parties :</text:p>
      <text:p text:style-name="P98">une narration, qui décrit la situation à laquelle votre personnage fait face du point de vue de celui-ci. Les narrations sont écrites en corps de texte ;</text:p>
      <text:p text:style-name="P98">une orientation, décrivant les choix s’offrant à vous et vous renvoyant vers les sections idoines (ce qui peut s’accompagner d’un complément de règle). Les orientation sont écrites en petit texte indenté à côté d’une barre verticale.</text:p>
      <text:p text:style-name="P98">Pour jouer il vous suffit de lire la première section et de vous conformer aux instructions de son orientation, et ainsi de suite.</text:p>
      <text:p text:style-name="P98"/>
      <text:p text:style-name="P98">Conseils pour l’aventure préliminaire</text:p>
      <text:p text:style-name="P98">Sachez que vous ne pouvez pas mourir dans cette aventure, tout au plus pouvez-vous rencontrer un succès mitigé. N’ayez donc pas peur de jouer honnêtement <text:span text:style-name="T113">la première fois</text:span>, les échecs vous apporteront d’ailleurs généralement plus de connaissances sur le système de jeu que les réussites. À ce titre, n’hésitez pas à rejouer : ne jetez plus les dés après la première session mais explorez les diverses permutations possibles de l’histoire, ainsi, vous verrez l’intégralité des règles.</text:p>
      <text:p text:style-name="P99">Je vous conseille aussi de prendre votre temps : certains points de règle sont un peu laborieux à appréhender, mais j’ai fait de mon mieux pour les rendre plus abordables, tout est présenté pas à pas (et jamais plus d’un ou deux concepts à la fois). Lisez tranquillement et prenez des notes au fur et à mesure, assurez-vous de ne pas passer à la section suivante si vous n’êtes pas certain d’avoir bien compris celle à laquelle vous vous trouvez, cela diminuerait grandement l’intérêt de l’exercice. Si un passage n’est pas clair, vous verrez que revenir en arrière et le relire doucement devrait le rendre plus facile à comprendre.</text:p>
      <text:p text:style-name="P98"/>
      <text:p text:style-name="P1"/>
      <text:p text:style-name="P1"/>
      <text:p text:style-name="P1">Notre histoire commence par une chaude nuit d’été, alors que les innombrables âmes peuplant la grande cité d’Euphoria sommeillent. L’insouciante capitale d’un empire, <text:span text:style-name="T1">certes,</text:span> <text:span text:style-name="T1">toujours</text:span> vaste, mais dont les frontières, aussi lointaines que négligées, ne cessent de reculer sous la pression de peuple plus vivaces, <text:span text:style-name="T1">se donne à la nuit comme une amante enivrée. Loin sont les barbares Kobrads et les seigneurs rebelles, l’heure est à la quiétude et à la douceur de vivre d’une civilisation millénaire, alors que le vin parfumé a cessé de couler avec les derniers feux de la soirée. Dans les palais de marbre comme dans les </text:span><text:span text:style-name="T5">ruelles</text:span><text:span text:style-name="T1"> insalubres, </text:span><text:span text:style-name="T2">lyres et timbales se sont tues, </text:span><text:span text:style-name="T1">le peuple et l’aristocratie dorment, certains que demain, le danger sera en</text:span><text:span text:style-name="T2">core loin.</text:span></text:p>
      <text:p text:style-name="P3">Ils peuvent dormir car le Drome ne dort jamais. Dirigé par son logothète, le puissant maître-espion de l’Empereur, le Drome est une institution aussi nécessaire que redoutée. Le Drome sait tout, entend tout et, surtout, traque sans relâche les ennemis d<text:span text:style-name="T9">u Trône</text:span>. Si l’Empire se disloque au loin, les <text:span text:style-name="T3">premières </text:span>préoccupations du logothète du Drome sont les menaces proches : <text:span text:style-name="T3">les </text:span>cabales et <text:span text:style-name="T3">intrigues se jouant au cœur d’</text:span><text:span text:style-name="T9">Euphoria</text:span><text:span text:style-name="T3">. Son œil inlassable scrute tout ce que la capitale abrite de cliques et coteries, attentif aux signes fétides de la trahison : ce poison pouvant noircir le cœur du plus fidèle des serviteurs. </text:span><text:span text:style-name="T4">Froid et cynique, il</text:span><text:span text:style-name="T3"> sait que les plus fins brocards et les plus dignes allures peuvent cacher la plus insidieuse putréfaction. </text:span></text:p>
      <text:p text:style-name="P3"><text:span text:style-name="T3">Or, cette nuit, </text:span><text:span text:style-name="T4">le logothète du Drome est inquiet. </text:span><text:span text:style-name="T5">L’un des grands prêtres du Panthéon pourpre a disparu. Une grande procession devait se tenir ce soir sous les ors du temple ; mais, après que les encens eussent été répandus dans les flammes, les lourdes robes revêtues et les </text:span><text:span text:style-name="T6">ciboires lustrés, l’absence de l’officiant a donné lieu à une brève panique. Celle-ci n’a fait que croître lorsque des traces de lutte ont été découvertes dans ses appartements, dont une fenêtre est restée ouverte. </text:span><text:soft-page-break/><text:span text:style-name="T6">L’enlèvement du dignitaire est manifeste, l’autorité de l’Empereur bafouée. Mais, plus </text:span><text:span text:style-name="T7">alarm</text:span><text:span text:style-name="T6">ant encore pour le logothète : </text:span><text:span text:style-name="T7">les desseins ayant engendré ce forfait restent obscurs. L’inquiétude est de mise alors que tout le monde ignore où peut bien se trouver le grand prêtre. Tout le monde sauf VOUS.</text:span></text:p>
      <text:p text:style-name="P4">Vous êtes l’un des nombreux yeux du Drome, ces agents sans nom et que l’on ne remarque jamais, mais dont rien n’échappe à la vigilance. En devenant un œil vous avez renoncé à votre identité. <text:span text:style-name="T8">Prononçant les vœux les plus sacrés du Panthéon pourpre, vous avez juré de n’être plus qu’un organe du vaste corps tentaculaire du Drome. Votre nom ne signifie plus rien pour vous, votre histoire personnelle, si insignifiant que soit le vécu de cet enfant des rues recueilli par les kataskopoi du logothète, vous semble étrangère. Vous avez d’abord subit l’âpre entraînement des <text:s/>cruels gérontes, ces rares yeux du Drome à atteindre un âge avancé, avant </text:span><text:span text:style-name="T9">de vous plier à l’antique rituel du Léthé. Les prêtres masqués tracèrent des runes à demi-oubliées sur votre corps nu et murmurèrent les anciennes incantations </text:span><text:span text:style-name="T10">hiératiques </text:span><text:span text:style-name="T9">perdues par le culte officiel. Sentant </text:span><text:span text:style-name="T11">alors </text:span><text:span text:style-name="T9">la présence </text:span><text:span text:style-name="T10">i</text:span><text:span text:style-name="T11">ntangible des quatre dieux du Panthéon pourpre, vous avez prononcé les terribles serments qui vous lient depuis.</text:span></text:p>
      <text:p text:style-name="P5">Ordoncques, vous savez où se trouve le grand prêtre. Ayant remonté la piste de ses ravisseurs, vous vous trouvez dans une ruelle crasseuse du quartier populaire <text:span text:style-name="T12">de Pegeia. En appui une poutre dépassant d’une toiture, vous observez la massive porte en bois vermoulu d’un entrepôt à vin désaffecté. C’est là que le tombereau, dans lequel le corps ligoté du grand prêtre a été jeté, est entré il y a peu. </text:span><text:span text:style-name="T13">Impossible de savoir à quel destin le prélat est promis, mais le pire ne peut être écarté. Le temps vous manque pour rendre compte de votre découverte ou quérir de l’aide : </text:span><text:span text:style-name="T14">vous décidez d’agir dès à présent.</text:span></text:p>
      <text:p text:style-name="P5"/>
      <text:p text:style-name="P7">Et bien vous en prend, je vous propose de vous rendre au A pour ce faire.</text:p>
      <text:p text:style-name="P7"/>
      <text:p text:style-name="P7"/>
      <text:p text:style-name="P7"/>
      <text:p text:style-name="P17"><text:span text:style-name="T61">A :</text:span> <text:span text:style-name="T15">Vous plissez les yeux pour mieux observer la ruelle. La lune ne jette qu’une faible lueur, mais cela vous suffit à contempler les altiers palais de l’aristocratie, dont les tours s’élèvent au loin, au-dessus des toits, contrastant avec la crasse sordide </text:span><text:span text:style-name="T16">de cette rue </text:span><text:span text:style-name="T15">à l’atmosphère empestant des odeurs </text:span><text:span text:style-name="T16">de tannerie</text:span><text:span text:style-name="T15">. À cette heure, Pegeia appartient aux gros rats hirsutes qui se faufilent entre les tas d’ordure à la recherche de nourriture. L’un d’entre eux lève la tête, vous comprenez qu’il a réagi à un bruit qu’il a entendu </text:span><text:span text:style-name="T16">derrière la porte de l’entrepôt.</text:span><text:span text:style-name="T15"> </text:span></text:p>
      <text:p text:style-name="P17"><text:span text:style-name="T16">C’est le signe que vous attendiez. Lestement, vous sautez et vous réceptionnez </text:span><text:span text:style-name="T21">sur le</text:span><text:span text:style-name="T16"> sol </text:span><text:span text:style-name="T21">fangeux </text:span><text:span text:style-name="T16">avant de vous rendre à la porte dans le même mouvement. Vous placez votre oreille contre la porte, </text:span><text:span text:style-name="T17">espérant entendre la présence d’un éventuel adversaire de l’autre côté.</text:span></text:p>
      <text:p text:style-name="P17"/>
      <text:p text:style-name="P43">Et il devient donc intéressant de savoir si vous y parvenez ! Bienvenue dans votre premier jet en UP!Lite, à ce titre, permettez-moi d’introduire un premier concept : les traits. Les traits représentent les capacités innées de votre personnage, on les trouve au nombre de cinq :</text:p>
      <text:p text:style-name="P43">physique, la force et la résistance de votre organisme ;</text:p>
      <text:p text:style-name="P43">coordination, votre agilité et votre habileté ;</text:p>
      <text:p text:style-name="P43">mental, vos facultés d’analyse intellectuelle et sensorielle ;</text:p>
      <text:p text:style-name="P43">volonté, la force de votre personnalité et de vos conviction ;</text:p>
      <text:p text:style-name="P44">présence, votre capacité à influencer les autres.</text:p>
      <text:p text:style-name="P44">Les traits sont le premier type de caractéristiques que je vous présente. Un personnage UP!Lite possède trois types de caractéristiques. Pour l’instant, les traits suffisent, le reste peut donc attendre. <text:span text:style-name="T18">Sachez néanmoins que toutes les caractéristiques sont notées sur 5.</text:span></text:p>
      <text:p text:style-name="P45">Bien, maintenant nous savons que les traits existent, mais quel rapport avec votre tentative d’écoute ? Hé bien, il ne vous aura pas échappé que les traits, de par leur nature très générale, ne peuvent servir seuls que dans des situations très simples (par exemple, on utilisera le trait physique seul pour enfoncer une porte), <text:span text:style-name="T18">on parle dans ce cas de jet de trait pur. T</text:span>oute situation plus complexe nécessit<text:span text:style-name="T18">e</text:span> l’emploi des traits en conjonction <text:span text:style-name="T18">avec d’autres caractéristiques. Mais cela tombe bien : simplement écouter à travers une porte est une action très simple, un jet de trait pur pourra donc suffire, plus précisément un jet de perception.</text:span></text:p>
      <text:p text:style-name="P46">Effectuer un jet de trait pur est relativement simple : lancez simplement autant de dés que vous avez de rangs dans le trait en question et additionnez-les. Tout <text:span text:style-name="T34">dix</text:span> obtenu <text:span text:style-name="T19">permet de relancer le dé</text:span> et s’ajoute au résultat total (y compris si plusieurs 10 sont obtenus de suite sur le même dé), <text:span text:style-name="T59">ont dit alors que les dix « explosent »</text:span>. Un jet de perception s’effectue à l’aide du trait mental. En tant qu’œil du Drome, votre mental est entraîné : vous conviendrez-donc qu’un rang de 3 sur 5 dans ce trait sera fort correct.</text:p>
      <text:p text:style-name="P47"><text:soft-page-break/>Effectuez donc maintenant votre jet de perception je vous prie, <text:span text:style-name="T19">vous disposez de 3 rangs de mental, cela vous fait donc 3 dés à lancer, additionnez simplement leurs résultats (n’oubliez pas de relancer les </text:span><text:span text:style-name="T34">dix</text:span><text:span text:style-name="T19">).</text:span></text:p>
      <text:p text:style-name="P48">Si votre score total est supérieur ou égal à 10, rendez-vous au <text:span text:style-name="T65">B</text:span>.</text:p>
      <text:p text:style-name="P48">Si il est inférieur, préparez-vous à une mauvaise nouvelle et rendez-vous au <text:span text:style-name="T65">C</text:span>.</text:p>
      <text:p text:style-name="P18"/>
      <text:p text:style-name="P19"/>
      <text:p text:style-name="P20"><text:span text:style-name="T61">B : </text:span><text:span text:style-name="T22">Plaçant votre oreille contre le bois vermoulu de la porte, </text:span><text:span text:style-name="T25">vous entendez une conversation :</text:span></text:p>
      <text:p text:style-name="P20">« <text:span text:style-name="T26">Tu penses que </text:span><text:span text:style-name="T88">le rituel va marcher</text:span><text:span text:style-name="T26"> ? » demande une première voix bourrue.</text:span></text:p>
      <text:p text:style-name="P12">« <text:span text:style-name="T26">De cela je fais mon affaire mon cher, garde bien la porte en attendant mon retour, » répond une seconde voix à l’accent aristocratique.</text:span></text:p>
      <text:p text:style-name="P13"><text:span text:style-name="T27">Au moment où vous c</text:span>onstat<text:span text:style-name="T27">ez</text:span> que la seconde voix semble s’éloigner, votre instinct prend le dessus. <text:span text:style-name="T27">Les gérontes vous ont bien inculqué leur maxime « seul le vaincu hésite »</text:span> et vous <text:span text:style-name="T27">comprenez que vous devez ouvrir</text:span> rapidement la porte pour voler à travers la pièce afin de <text:span text:style-name="T27">surprendre</text:span> le garde avant qu’il n’ait eu le temps <text:span text:style-name="T27">de prendre sa faction mais après que son comparse se soit déjà éloigné.</text:span></text:p>
      <text:p text:style-name="P14">Vous jaillissez, votre cible étant de dos, et l’étreignez d’un bras avant d’utiliser votre membre libre pour pratiquer la manœuvre de la branche d’olivier : une torsion rapide pour briser le cou comme <text:span text:style-name="T73">du bois sec</text:span>. Malheureusement, <text:span text:style-name="T28">plus à l’aise dans l’observation que l’action, ce type d’agression n’est pas votre point fort et l’adversaire est d’un </text:span><text:span text:style-name="T73">physique</text:span><text:span text:style-name="T28"> peu commun. </text:span><text:span text:style-name="T73">G</text:span><text:span text:style-name="T28">onflant les muscles de ses bras, </text:span><text:span text:style-name="T73">le rustre</text:span><text:span text:style-name="T28"> parvient à vous faire lâcher votre étreinte et vous envoie rouler vers l’arrière. </text:span></text:p>
      <text:p text:style-name="P14"><text:span text:style-name="T28">Vous heurtez une chaise au passage, mais votre entraînement vous permet d’accompagner votre mouvement et, d’un bond, vous vous relevez et prenez votre posture de combat. </text:span><text:span text:style-name="T23">En face de vous se trouve </text:span><text:span text:style-name="T28">le</text:span><text:span text:style-name="T23"> malandrin qui vous sourit dans la clarté d’</text:span><text:span text:style-name="T28">une chandelle</text:span><text:span text:style-name="T23"> en tâtant le lourd gourdin avec lequel il </text:span><text:span text:style-name="T28">se propose</text:span><text:span text:style-name="T23"> de vous accueillir. Vous n’avez guère le choix, il vous faut combattre.</text:span></text:p>
      <text:p text:style-name="P14"/>
      <text:p text:style-name="P15">Vous venez de découvrir, à votre avantage, je vous en assure, <text:span text:style-name="T23">la notion de Niveau de Difficulté (ND). Dans le UP!Lite, tous les jets sont assortis d’un ND, </text:span><text:span text:style-name="T24">ceci permet de déterminer si le jet est réussi ou non. Dans votre cas, votre jet de perception avait un ND de 10, en parvenant à atteindre ce score vous </text:span>avez évité une fort désagréable surprise<text:span text:style-name="T24"> </text:span>car vous avez <text:span text:style-name="T24">décel</text:span>é<text:span text:style-name="T24"> la présence de ce patibulaire individu</text:span>. Rendez-vous désormais au <text:span text:style-name="T68">K</text:span> pour lui faire reconsidérer ses choix d<text:span text:style-name="T30">ans la</text:span><text:span text:style-name="T29"> </text:span>vie.</text:p>
      <text:p text:style-name="P21"/>
      <text:p text:style-name="P21"/>
      <text:p text:style-name="P22"><text:span text:style-name="T61">C :</text:span> <text:span text:style-name="T22">Plaçant votre oreille contre le bois vermoulu de la porte, vous n’entendez rien de particulier. Cela vous satisfait : vous pouvez donc entrer discrètement sans risquer de vous faire prendre. Vous ouvrez doucement la porte et… avez la surprise de recevoir un énorme coup dans la tête. </text:span></text:p>
      <text:p text:style-name="P23"><text:span text:style-name="T22">Vous chancelez, votre vue se trouble et vous avez bien l’impression de sentir une poignée de vos dents </text:span>se déchausser. En face de vous se trouve un malandrin qui vous sourit dans la clarté de la lune en tâtant le lourd gourdin avec lequel il vient de vous accueillir. </text:p>
      <text:p text:style-name="P25"/>
      <text:p text:style-name="P50">Vous venez de découvrir, à votre grand dam j’en conviens, la notion de Niveau de Difficulté (ND). Dans le UP!Lite, tous les jets sont assortis d’un ND, <text:span text:style-name="T24">ceci permet de déterminer si le jet est réussi ou non. Dans votre cas, votre jet de perception avait un ND de 10, en ne parvenant pas à atteindre ce score vous avez échoué à déceler la présence de ce patibulaire individu, qui vous en a immodérément sanctionné.</text:span></text:p>
      <text:p text:style-name="P51">Rendez-vous au <text:span text:style-name="T65">D</text:span> pour éprouver l<text:span text:style-name="T73">es</text:span> conséquence<text:span text:style-name="T73">s</text:span> de ladite sanction.</text:p>
      <text:p text:style-name="P22"/>
      <text:p text:style-name="P22"/>
      <text:p text:style-name="P25"><text:span text:style-name="T61">D : </text:span><text:span text:style-name="T48">Instinctivement, vous cherchez à évaluer la gravité des dégâts infligés par le rude coup de gourdin de la brute qui vous fait face.</text:span></text:p>
      <text:p text:style-name="P25"/>
      <text:p text:style-name="P52">Apprenez, que ce soit la première ou la deuxième fois que vous passez par ce paragraphe (toutes mes excuses en ce dernier cas), que vous venez de recevoir 1<text:span text:style-name="T49">3</text:span> points <text:span text:style-name="T49">de </text:span>dégâts <text:span text:style-name="T51">(si vous en aviez déjà, ils viennent s’y ajouter pour un total de 26 en tout)</text:span>. D’où cette valeur provient-elle ? C’est très simple : lorsqu’un coup est porté dans le UP!Lite, pour déterminer sa gravité l’on additionne les valeurs suivantes : {valeur de dégât(VD) de l’arme} + {rang de physique de l’attaquant} + {rang dans la compétence d’arme de l’attaquant} + {incréments de réussite de l’attaque <text:span text:style-name="T49">×</text:span> <text:span text:style-name="T49">2</text:span>}.</text:p>
      <text:p text:style-name="P52">Vous connaissez déjà la notion de « rang de physique » (et peut-être aussi, selon le point de l’aventure où vous vous trouvez, celle de « rang de compétence »), nous verrons la notion d’« incrément de réussite » <text:span text:style-name="T49">plus tard. Quant à la « valeur de dégâts » (VD) d’une arme, sachez simplement qu’il s’agit d’une caractéristique intrinsèque à toute arme et permettant de qualifier sa dangerosité.</text:span></text:p>
      <text:p text:style-name="P53">Mais donc, encore une fois, d’où proviennent ces 13 points de dégâts ? Hé bien, le gourdin a une VD de 6, la brute possède 3 rangs de physique et 2 rangs dans la compétence « armes contondantes » (afférente au gourdin) et nous considérerons qu’elle a obtenu 1 incrément de réussite en vous frappant. Ce qui nous donne : 6 (VD) + 3 (physique) + 2 (compétence) + (1 × 2) (incrément) = 13.</text:p>
      <text:p text:style-name="P53"><text:span text:style-name="T51">Notez bien quelque part que vous avez reçu 13 points de dégâts et r</text:span>endez-vous au <text:span text:style-name="T65">E</text:span>.</text:p>
      <text:p text:style-name="P26"/>
      <text:p text:style-name="P25"/>
      <text:p text:style-name="P27"><text:soft-page-break/><text:span text:style-name="T61">E : </text:span><text:span text:style-name="T49">Au-delà de la douleur, vous tentez de bouger pour </text:span><text:span text:style-name="T50">vérifier que vous n’avez rien de réellement cassé.</text:span></text:p>
      <text:p text:style-name="P27"/>
      <text:p text:style-name="P54">Vous venez à <text:span text:style-name="T51">l’instant </text:span>de recevoir, comme nous l’avons vu précédemment, 13 points de dégâts. Sachez que toute réception de points de dégâts doit faire l’objet d’un jet d’absorption. Le jet d’absorption est un simple jet d<text:span text:style-name="T51">u</text:span> trait <text:span text:style-name="T51">physique (nous avons parlé des jets de trait dans la section A) ayant pour ND le total des points de dégâts reçus. </text:span><text:span text:style-name="T73">Il me vient à l’esprit que je ne vous ai pas communiqué votre rang de physique : celui-ci s’élève à 2, vous êtes dans la moyenne mais guère plus.</text:span></text:p>
      <text:p text:style-name="P55">Effectuez donc votre jet d’absorption maintenant je vous prie ; je le récapitule : lancez deux dés (en relançant les dix) et additionnez-les. Votre ND est de 13 ou 26 (selon le nombre total de points de dégâts actuellement possédés).</text:p>
      <text:p text:style-name="P55">Si vous réussissez votre jet d’absorption, rendez-vous au <text:span text:style-name="T65">F.</text:span></text:p>
      <text:p text:style-name="P55">Si vous échouez, rendez-vous au <text:span text:style-name="T65">G</text:span> avec mes condoléances.</text:p>
      <text:p text:style-name="P27"/>
      <text:p text:style-name="P27"/>
      <text:p text:style-name="P27"><text:span text:style-name="T61">F : </text:span><text:span text:style-name="T52">Tout semble en ordre, vous n’êtes pas plus mal en point que vous ne l’étiez précédemment.</text:span></text:p>
      <text:p text:style-name="P28"/>
      <text:p text:style-name="P56">Ayant réussi votre jet d’absorption vous ne recevez donc pas de blessure. Attention néanmoins : vous gardez les points de dégâts reçus et ils viendront s’ajouter à ceux reçu<text:span text:style-name="T75">s</text:span> ultérieurement : tôt ou tard vous finirez par rater un jet d’absorption si vous continuez à vous faire toucher.</text:p>
      <text:p text:style-name="P56">Si vous avez reçu votre dernier coup de gourdin en écoutant à la porte, rendez-vous au <text:span text:style-name="T71">J</text:span><text:span text:style-name="T65">.</text:span></text:p>
      <text:p text:style-name="P56">Si ce dernier coup est intervenu alors que vous étiez déjà dans la salle, rendez-vous au <text:span text:style-name="T72">N</text:span><text:span text:style-name="T53">.</text:span></text:p>
      <text:p text:style-name="P27"/>
      <text:p text:style-name="P27"/>
      <text:p text:style-name="P29"><text:span text:style-name="T61">G :</text:span> <text:span text:style-name="T54">La douleur vous submerge, le coup reçu s’avère bien plus grave que vous ne l’espériez.</text:span></text:p>
      <text:p text:style-name="P29"/>
      <text:p text:style-name="P58">Ayant échoué à votre jet d’absorption, tous vos points de dégâts <text:span text:style-name="T58">actuels</text:span> sont remplacés par une blessure. Effacez-les donc et notez, <text:s/>je vous prie, cette blessure quelque part <text:span text:style-name="T58">(si vous en aviez déjà reçu une, notez donc bien que vous avez désormais deux blessures)</text:span>. Nous verrons plus tard quelles en sont les déplaisantes conséquences.</text:p>
      <text:p text:style-name="P57">Si vous avez reçu votre dernier coup de gourdin en écoutant à la porte, rendez-vous au <text:span text:style-name="T69">H</text:span>.</text:p>
      <text:p text:style-name="P57">Si ce dernier coup est intervenu alors que vous étiez déjà dans la salle, rendez-vous au <text:span text:style-name="T69">I</text:span><text:span text:style-name="T70">.</text:span></text:p>
      <text:p text:style-name="P29"/>
      <text:p text:style-name="P75"/>
      <text:p text:style-name="P30"><text:span text:style-name="T61">H :</text:span> <text:span text:style-name="T23">La douleur est immense, votre nez est une fontaine sanglante et vous ne donnez pas cher de l’état de votre arcade. </text:span><text:span text:style-name="T75">V</text:span><text:span text:style-name="T23">ous vous reprenez presque immédiatement, vous remémorant les insensibles leçons des gérontes « la douleur est l’excuse des faibles ». Les tempes battantes et le goût ferreux du sang dans la bouche, vous prenez instinctivement la position du combat. </text:span><text:span text:style-name="T55">Voyant ceci, le garde recule dans la salle afin de mieux assurer sa défense.</text:span></text:p>
      <text:p text:style-name="P24"/>
      <text:p text:style-name="P59"><text:span text:style-name="T55">Je loue votre caractère farouche, </text:span>rendez-vous au <text:span text:style-name="T69">K</text:span> pour affronter cet importun portier.</text:p>
      <text:p text:style-name="P24"/>
      <text:p text:style-name="P30"/>
      <text:p text:style-name="P29"><text:span text:style-name="T61">I :</text:span> <text:span text:style-name="T58">Votre corps n’est plus que douleur. Vous vous effondrez au sol avec la certitude d’avoir une ou plusieurs côtes brisées.</text:span></text:p>
      <text:p text:style-name="P29"/>
      <text:p text:style-name="P60">Ce qui m’amène à une bien <text:span text:style-name="T60">gênant</text:span><text:span text:style-name="T76">e</text:span><text:span text:style-name="T60"> vérification</text:span> : auriez-vous par hasard deux blessures à l’instant présent ? </text:p>
      <text:p text:style-name="P60">Si oui, rendez-vous au <text:span text:style-name="T65">P</text:span>, <text:span text:style-name="T60">triste besogne que la mienne</text:span>.</text:p>
      <text:p text:style-name="P60">Si vous n’avez qu’une seule blessure (cela est bien suffisant, j’en conviens), rendez-vous au <text:span text:style-name="T65">O</text:span>.</text:p>
      <text:p text:style-name="P29"/>
      <text:p text:style-name="P29"/>
      <text:p text:style-name="P31"><text:span text:style-name="T61">J :</text:span> <text:span text:style-name="T55">Crachant un</text:span><text:span text:style-name="T56">e écume rougeâtre, vous prenez votre position de combat. </text:span><text:span text:style-name="T55">Voyant ceci, le garde recule dans la salle afin de mieux assurer sa défense.</text:span></text:p>
      <text:p text:style-name="P22"/>
      <text:p text:style-name="P61">Il est probablement intimidé par votre résistance, rendez-vous au <text:span text:style-name="T65">K </text:span>pour lui confirmer ses crainte<text:span text:style-name="T76">s</text:span>.</text:p>
      <text:p text:style-name="P22"/>
      <text:p text:style-name="P22"/>
      <text:p text:style-name="P32"><text:span text:style-name="T62">K</text:span><text:span text:style-name="T61"> : </text:span><text:span text:style-name="T31">Vous et votre adversaire tournez autour de la table décrépie au milieu de la petite pièce </text:span><text:span text:style-name="T39">crasseuse qui tient lieu </text:span><text:span text:style-name="T31">d’entrée, laquelle est éclairée par une unique chandelle. </text:span><text:span text:style-name="T42">La flamme tremblotante jette des ombres dansantes sur les murs. V</text:span><text:span text:style-name="T31">otre attention s’attarde un bref instant sur une jeune femme ligotée dans un coin. « Si tu ne veux pas finir comme elle je te conseille de dégager, » grogne le garde avant d’ajouter « je pourrai</text:span><text:span text:style-name="T76">s</text:span><text:span text:style-name="T31"> te donner une piécette ou deux pour ta peine ».</text:span></text:p>
      <text:p text:style-name="P34">Par ces mots il a scellé son destin : les terribles serments prêtés devant le Panthéon pourpre contraignent tout œil du Drome à occire celui qui tente de le soudoyer. Ainsi, nul ne n’essaye à corrompre les agents du logothète. Vous faites glisser dans votre main le stylet que vous cachiez dans votre manche et vous apprêtez à faire couler le sang.</text:p>
      <text:p text:style-name="P34"/>
      <text:p text:style-name="P62"><text:soft-page-break/>Afin de répondre à cette noble intention, permettez-moi de vous présenter un nouveau concept : le jet de compétence. Il s’agit du type de jet le plus courant du UP!Lite. Mais avant toute chose, je dois vous parler de deux nouvelles caractéristiques : les compétences, justement, ainsi que les domaines.</text:p>
      <text:p text:style-name="P62">Les compétences servent à quantifier votre degré d’expertise dans un champ d’application particulier. Il existe ainsi une compétence par catégorie d’arme, mais aussi une compétence pour l’art oratoire, <text:span text:style-name="T32">l’équitation ou encore l’investigation.</text:span></text:p>
      <text:p text:style-name="P63">Les compétences sont groupées dans des domaines. Un domaine quantifie vos capacités dans un champ assez général, indépendamment des compétences particulières que vous pourriez y posséder. Par exemple, un personnage possédant une certaine expertise dans le maniement de l’épée (compétence « arme d’escrime ») mais ne s’étant jamais battu avec un gourdin (compétence « armes contondantes ») pourra tout de même compter sur ses rangs dans le domaine « combat au corps à corps ». En sus de celui-ci, il existe des domaines pour les rapports sociaux, pour la survie dans la nature ou encore pour ce qui touche à l’érudition.</text:p>
      <text:p text:style-name="P64">Tout comme les traits, domaines et compétences sont notés sur 5, et, en les découvrant, nous avons fait le tour de toutes les caractéristiques principales du UP!Lite.</text:p>
      <text:p text:style-name="P65">Tout cela est bel et bien bon, mais <text:span text:style-name="T41">comment les mettre en œuvre ? </text:span>Rien de bien <text:span text:style-name="T33">abstrus rassurez-vous : pour effectuer un jet de compétence il suffit d’additionner les rangs possédés dans la compétence </text:span><text:span text:style-name="T34">en question avec ceux du domaine la gouvernant. Le résultat est le nombre de dés lancés. Tout jet de compétence est effectué en conjonction avec un trait : une fois que les dés ont cessé de rouler, on garde autant d’entre eux (les plus élevés) que de rangs possédés dans le trait avant d’en faire la somme (les autres dés sont écartés). Comme pour les jets de trait, les dix sont à relancer.</text:span></text:p>
      <text:p text:style-name="P66"><text:span text:style-name="T41">Et donc, à quoi vont bien pouvoir servir les jets de compétence dans la présente situation ? Il s’avère que v</text:span><text:span text:style-name="T40">ous êtes en situation de devoir attaquer votre adversaire, pour ce faire, il convient d’effectuer un jet d’attaque, or, </text:span><text:span text:style-name="T41">un jet d’attaque n’est rien d’autre qu’un jet de compétence d’arme. </text:span><text:span text:style-name="T34">Apprenez-donc que vous disposez de 2 rangs dans la compétence « armes à lame courte » et de 3 rangs dans le domaine « combat au corps à corps » : vous lancerez donc 5 dés. Vous effectuerez ce jet de compétence avec le trait « coordination », dans lequel je crains d’avoir négligé de vous préciser que vous détenez 3 rangs </text:span><text:span text:style-name="T76">(vous garderez donc 3 dés)</text:span><text:span text:style-name="T34">.</text:span></text:p>
      <text:p text:style-name="P67">Effectuez votre jet maintenant, je vais me permettre de le récapituler : lancez 5 dés, gardez les 3 meilleurs (en relançant les dix).</text:p>
      <text:p text:style-name="P49">Si votre score total est supérieur ou égal à 1<text:span text:style-name="T35">5</text:span>, rendez-vous au <text:span text:style-name="T68">L</text:span><text:span text:style-name="T65">.</text:span></text:p>
      <text:p text:style-name="P49">Si il est inférieur, <text:span text:style-name="T35">j’en suis désolé pour vous,</text:span> rendez-vous au <text:span text:style-name="T68">M</text:span>.</text:p>
      <text:p text:style-name="P32"/>
      <text:p text:style-name="P32"/>
      <text:p text:style-name="P32"><text:span text:style-name="T62">L</text:span><text:span text:style-name="T61"> :</text:span> <text:span text:style-name="T42">Surprenant votre adversaire, </text:span><text:span text:style-name="T46">vous sautez par-dessus la table, votre lame jaillissant et frappant droit dans son orbite. </text:span><text:span text:style-name="T73">Un bref craquement, l</text:span><text:span text:style-name="T46">e coup est rapide et sans brutalité inutile. Le rustre s’effondre instantanément, avec un c</text:span><text:span text:style-name="T80">ourt </text:span><text:span text:style-name="T46">râle, l’air stupide.</text:span></text:p>
      <text:p text:style-name="P35">Tournant la tête vers la prisonnière, qui a observé toute la scène et vous fixe d’un air indéchiffrable, vous décidez de vous <text:span text:style-name="T38">préoccuper de ce nouveau problème.</text:span></text:p>
      <text:p text:style-name="P32"/>
      <text:p text:style-name="P68">Comme je vous l’avais indiqué précédemment, tout jet se fait en relation avec un Niveau de Difficulté (ND). Dans le cas d’un jet <text:span text:style-name="T45">d’attaque, comme celui que vous venez d’effectuer, le ND est une caractéristique secondaire de la cible nommée défense. Je vous épargne pour l’instant son mode de calcul (cela sera vu plus tard), retenez simplement que tout personnage possède une défense et que c’est cette défense qui sert de ND aux jets d’attaque des autres personnages quand il</text:span><text:span text:style-name="T77">s</text:span><text:span text:style-name="T45"> souhaite</text:span><text:span text:style-name="T77">nt</text:span><text:span text:style-name="T45"> le toucher.</text:span></text:p>
      <text:p text:style-name="P70">En l’occurrence, la défense de votre adversaire était de 15, en <text:span text:style-name="T47">atteignant</text:span> ce résultat, vous avez r<text:span text:style-name="T47">éussi</text:span> votre jet d’attaque. J’ai q<text:span text:style-name="T47">uelque peu éludé la gestion des dégâts et </text:span>abrégé la suite du combat car l’essentiel était dit, vous aurez l’occasion de pratiquer des combats complets plus loin dans ce document.</text:p>
      <text:p text:style-name="P72">Cela étant, pendant que vous lisez tout cela, la prisonnière continue d’attendre, faites donc preuve de courtoisie et rendez-vous au <text:span text:style-name="T67">Q</text:span>.</text:p>
      <text:p text:style-name="P32"/>
      <text:p text:style-name="P32"/>
      <text:p text:style-name="P32"><text:span text:style-name="T62">M</text:span><text:span text:style-name="T61"> :</text:span> <text:span text:style-name="T36">Vous courrez autour de la table pour atteindre votre adversaire, malheureusement cela lui donne le temps de préparer s</text:span><text:span text:style-name="T45">on esquive</text:span><text:span text:style-name="T36"> et, lorsque vous vous fendez pour le frapper, </text:span><text:span text:style-name="T45">vous ne trouvez que le vide. La contre-attaque est malheureusement prompte : vous recevez un</text:span><text:span text:style-name="T36"> nouveau terrible coup de gourdin.</text:span></text:p>
      <text:p text:style-name="P32"/>
      <text:p text:style-name="P69"><text:span text:style-name="T57">Diantre, voilà qui est embarrassant. </text:span><text:span text:style-name="T78">C</text:span>omme je vous l’avais indiqué précédemment, tout jet se fait en relation avec un Niveau de Difficulté (ND). Dans le cas d’un jet <text:span text:style-name="T45">d’attaque, comme celui que vous venez d’effectuer, le ND est une caractéristique secondaire de la cible nommée défense. Je vous épargne pour l’instant son mode de calcul (cela sera vu plus tard), retenez simplement que tout personnage possède une défense et que c’est cette défense qui sert de ND aux jets d’attaque des autres personnages quand il souhaite le toucher.</text:span></text:p>
      <text:p text:style-name="P71">En l’occurrence, la défense de votre adversaire était de 15, en ne parvenant pas à ce résultat, vous avez raté votre jet d’attaque. L’adversaire a alors eu la possibilité de vous frapper (et a réussi, lui). Ce qui m’amène à une triste besogne : <text:span text:style-name="T57">rendez-vous au </text:span><text:span text:style-name="T66">D</text:span><text:span text:style-name="T57"> afin que je vous révèle les conséquences de cette bourrade.</text:span></text:p>
      <text:p text:style-name="P33"/>
      <text:p text:style-name="P32"/>
      <text:p text:style-name="P37"><text:soft-page-break/><text:span text:style-name="T61">N :</text:span> <text:span text:style-name="T36">Le visage animé d’un rictus, le rustre lève à nouveau son arme pour vous achever, mais il n’a pas vu le stylet dans votre main. </text:span>Vous vous glissez, profitant de l’ouverture laissée par ses deux bras passés au-dessus de sa tête, visant sa gorge. <text:span text:style-name="T37">Votre coup porte, une fleur de sang ouvre ses pétales sur </text:span><text:span text:style-name="T44">son</text:span><text:span text:style-name="T37"> cou</text:span><text:span text:style-name="T38">. Lâchant son gourdin, </text:span><text:span text:style-name="T44">le malandrin</text:span><text:span text:style-name="T38"> y porte la main d’un air surpris, ne réalisant pas qu’il est déjà mort. Hoquetant et tentant lamentablement de stopper le flot carmin, il tombe, d’abord à genoux, puis, </text:span><text:span text:style-name="T78">enfin</text:span><text:span text:style-name="T38">, complètement et meurt, avec la même surprise inscrite sur sa face.</text:span></text:p>
      <text:p text:style-name="P36">Tournant la tête vers la prisonnière, qui a observé toute la scène et vous fixe d’un air indéchiffrable, vous décidez de vous <text:span text:style-name="T38">préoccuper de ce nouveau problème.</text:span></text:p>
      <text:p text:style-name="P37"><text:s/></text:p>
      <text:p text:style-name="P73"><text:span text:style-name="T45">J’ai q</text:span><text:span text:style-name="T47">uelque peu </text:span><text:span text:style-name="T45">abrégé la suite du combat car l’essentiel était dit, vous aurez l’occasion de pratiquer des combats complets plus loin dans ce document. </text:span>Ne faisons pas trop attendre <text:span text:style-name="T60">la demoiselle</text:span>, rendez-vous au <text:span text:style-name="T65">Q</text:span>.</text:p>
      <text:p text:style-name="P33"/>
      <text:p text:style-name="P76"/>
      <text:p text:style-name="P38"><text:span text:style-name="T61">O :</text:span> <text:span text:style-name="T36">Le visage animé d’un rictus, le rustre lève à nouveau son arme pour vous achever, mais il n’a pas vu le stylet dans votre main.</text:span></text:p>
      <text:p text:style-name="P39"><text:span text:style-name="T42">Des étincelles virevoltent devant vos yeux alors que votre vue se trouble, un bref instant vous vous rappelez de la dernière fois que vous avez reçu un tel coup : durant votre impitoyable entraînement, l’instructeur ricanait « tu couines comme un chien battu, allez, résiste et mord ! », vous aviez alors trouvé la force de vous redresser si promptement que vous aviez pu lui briser le nez, </text:span><text:span text:style-name="T43">recevant ses félicitations par la suite.</text:span></text:p>
      <text:p text:style-name="P39">Avec l’énergie du désespoir, <text:span text:style-name="T37">l’esprit empli du sens du devoir, vous bondissez visant </text:span><text:span text:style-name="T44">l</text:span><text:span text:style-name="T37">a gorge </text:span><text:span text:style-name="T44">de la brute</text:span><text:span text:style-name="T37">, profitant de l’ouverture laissée par ses deux bras passés au-dessus de sa tête. Votre coup porte, une fleur de sang ouvre ses pétales sur </text:span><text:span text:style-name="T44">son</text:span><text:span text:style-name="T37"> cou</text:span><text:span text:style-name="T38">. Lâchant son gourdin, </text:span><text:span text:style-name="T44">le malandrin</text:span><text:span text:style-name="T38"> y porte la main d’un air surpris, ne réalisant pas qu’il est déjà mort. Hoquetant et tentant lamentablement de stopper le flot carmin, il tombe, d’abord à genoux, puis, </text:span><text:span text:style-name="T78">enfin,</text:span><text:span text:style-name="T38"> complètement et meurt, avec la même surprise inscrite sur sa face.</text:span></text:p>
      <text:p text:style-name="P40">Quant à vous, le suprême effort consenti vous abat, vous vous effondrez à votre tour, la douleur irradiant dans tout votre corps, de brèves convulsions s’emparent de vous et vous vomissez. Reprenant empire sur vous-même, vous vous rendez-compte que toute la scène s’est déroulée sous les yeux de la prisonnière, qui vous <text:span text:style-name="T46">fixe</text:span> d’un air indéchiffrable. Vous vous relevez alors pour vous préoccuper de ce nouveau problème.</text:p>
      <text:p text:style-name="P40"/>
      <text:p text:style-name="P74"><text:span text:style-name="T45">J’ai q</text:span><text:span text:style-name="T47">uelque peu </text:span><text:span text:style-name="T45">abrégé la suite du combat car l’essentiel était dit, vous aurez l’occasion de pratiquer des combats complets plus loin dans ce document. </text:span><text:span text:style-name="T60">Mais n</text:span>ous ne voudrions pas qu<text:span text:style-name="T60">e la demoisell</text:span>e s’ennuie, rendez-vous donc promptement au <text:span text:style-name="T65">Q</text:span>.</text:p>
      <text:p text:style-name="P41"/>
      <text:p text:style-name="P41"/>
      <text:p text:style-name="P42"><text:span text:style-name="T63">P </text:span><text:span text:style-name="T61">:</text:span> <text:span text:style-name="T59">Vous haletez et éprouvez brièvement la tentation de l’abandon tant votre souffrance et votre faiblesse sont grandes. Mais vous vous rappelez que si vous mourrez sans avoir accompli votre devoir, les terribles serments du Léthé vous condamneront à une éternité de souffrance car les dieux vous rejetteront. Vous décidez de tenter un suprême effort.</text:span></text:p>
      <text:p text:style-name="P42"/>
      <text:p text:style-name="P60">Votre abnégation est remarquable. Cela étant je crains de devoir vous annoncer une sérieuse complication : vous avez atteint votre point de rupture. Le point de rupture est le nombre de blessure<text:span text:style-name="T79">s</text:span> qu’un personnage peut subir avant de recevoir une pénalité. Il est tout simplement égal à votre rang de physique. <text:span text:style-name="T74">Peut-être vous ai-je déjà dit que </text:span>celui-ci s’élève à la valeur de <text:span text:style-name="T75">2</text:span> ? E<text:span text:style-name="T74">n tout cas, la réception de </text:span><text:span text:style-name="T75">2</text:span> blessure<text:span text:style-name="T74">s avec</text:span> <text:span text:style-name="T74">un physique de </text:span><text:span text:style-name="T75">2</text:span><text:span text:style-name="T74"> </text:span>vous <text:span text:style-name="T74">place</text:span> en rupture.</text:p>
      <text:p text:style-name="P60">La pénalité est simple : dorénavant vos dix n’exploseront plus. Il ne vous sera plus possible de les relancer, ce qui rendra naturellement tous vos jets ultérieurs plus difficiles. Rendez-vous maintenant au <text:span text:style-name="T65">O</text:span> afin de mettre un terme à ce combat.</text:p>
      <text:p text:style-name="P16"/>
      <text:p text:style-name="P8"/>
      <text:p text:style-name="P9"><text:span text:style-name="T64">Q</text:span><text:span text:style-name="T61"> :</text:span> <text:span text:style-name="T81">Jetée, telle un quelconque déchet, dans un coin de cette pièce aux murs poisseux de moisissure, la jeune femme se tortille et semble vous sommer du regard de la délivrer. Considérant que l’ennemie d’ennemis ne peut être qu’une alliée, vous coupez rapidement ses liens.</text:span></text:p>
      <text:p text:style-name="P9">« <text:span text:style-name="T81">Belle démonstration avec ce lourdaud, » déclame-telle immédiatement </text:span><text:span text:style-name="T82">avant de se lever d’un bond et d’étirer ses membres</text:span><text:span text:style-name="T81">. Sa tunique porte des liserés pourpres, signe indiscutable de son appartenance à la maisonnée impériale, car il est grand sacrilège que de porter la couleur de l’Empereur sans en avoir reçu le privilège. </text:span><text:span text:style-name="T82">Vos yeux tombent alors sur la broche qui ferme son manteau : une améthyste portant la croix du domestikos, le commandant des excubitors, le premier régiment des athanatoi de la garde impériale. </text:span></text:p>
      <text:p text:style-name="P77">Voyant où se tourne votre regard, elle s’exclame « oui, je suis excubitor, le domestikos <text:span text:style-name="T83">a</text:span> <text:span text:style-name="T83">eu vent de la présence du grand prêtre en ces lieux et m’a envoyée investiguer. Je crains de ne pas avoir rencontré le succès. » Un étrange sourire, mi-moqueur mi-bravache, éclaire son visage, « en tout cas moins que vous, d’ailleurs je crois bien reconnaître là l’approche typique du Drome ».</text:span></text:p>
      <text:p text:style-name="P78"><text:soft-page-break/>Elle vous a percé à jour ! Vous hésitez quant à la réponse à donner, voilà bien longtemps que vous n’avez pas réellement adressé la parole à qui que ce soit. De plus, même si votre allégeance est effectivement de peu de mystère, il y a un pas avant de reconnaître un secret envers une parfaite inconnue.</text:p>
      <text:p text:style-name="P78">S’amusant de votre trouble, son sourire s’accroit, « Puisque vous n’avez pas de langue et sans doute pas de nom, je fournirai ces marchandises pour nous deux ! Je m’appelle Arcadia et j’entends bien servir mon empereur en libérant le grand prêtre, allez-vous m’aider ou vous défiez-vous de moi, pensant qu’usurper les atours d’une athanatoi est aisé ? ».</text:p>
      <text:p text:style-name="P78">Non seulement vous pensez qu’elle sert surtout celui qui lui accorde son patronage, en ces jeux politiques dont les excubitors sont si friands et qui en font une garde si peu fiable en comparaison de leurs rivaux, les Varanges, mais vous êtes à deux doigts de <text:span text:style-name="T84">grommeler</text:span> que si les bandits locaux avaient voulu usurper ses atours, ils <text:span text:style-name="T84">n’auraient guère trouvé la chose bien ardue, du fait de son immobilisation. Mais vous vous contentez de hocher la tête, attendant qu’elle vous révèle son plan, ce qu’elle n’a visiblement qu’une hâte de faire.</text:span></text:p>
      <text:p text:style-name="P78">« <text:span text:style-name="T85">Fort bien, je suppose que cela devra me suffire comme adhésion pleine et entière, » </text:span><text:span text:style-name="T86">maugrée-t</text:span><text:span text:style-name="T85">-elle d’un air pincé. « </text:span><text:span text:style-name="T86">Le fait est que la situation est grave, ces ravisseurs sont les adorateurs d’un castulum, » elle reprend son souffle après avoir évoqué cette terrible espèce de dieux morts, mais toujours conscients, ennemis du Panthéon pourpre. </text:span><text:span text:style-name="T87">Vous-même, frissonnez brièvement avant qu’elle ne reprenne, « ils comptent sacrifier le grand prêtre pour obtenir les largesses de leur divinité démoniaque. Nous devons les arrêter et j’ai besoin de votre aide ».</text:span></text:p>
      <text:p text:style-name="P79">Vous marmonnez ce qui pour vous est ce qui se rapproche le plus d’un agrément. <text:span text:style-name="T101">Arcadia récupère son glaive, qui avait été posé </text:span><text:span text:style-name="T111">sur une chaise</text:span><text:span text:style-name="T101">, puis se dirige vers une porte du fond de la pièce. Vous la suivez, </text:span><text:span text:style-name="T111">même si les événements vous dépassent un peu</text:span><text:span text:style-name="T101">.</text:span><text:span text:style-name="T88"> </text:span><text:span text:style-name="T101">O</text:span><text:span text:style-name="T88">uvrant doucement </text:span><text:span text:style-name="T101">la porte</text:span><text:span text:style-name="T88">, vous entrez ensemble dans l’entrepôt proprement dit. Une lourde odeur de vinaigre, issue des vestiges de vin tourné venant des nombreuses caisses jonchant le sol de terre battue, monte à votre nez. Au fond de la grande pièce, un petit groupe d’hommes, vêtus de robes rituelles, entonne une sourde mélopée. Derrière eux, attaché à un pilier, le grand prêtre est livide de terreur. Son torse a déjà été couvert de runes obscènes et les murs portent les ombres projetées par le long couteau recourbé que tient le chef des cultistes. </text:span><text:span text:style-name="T98">L’atmosphère est lourde, presque irréelle, les sons et les couleurs semblent altérés, </text:span><text:span text:style-name="T99">il vous semble presque entendre d’étranges murmures venant de nulle part et partout à la fois. Jamais vous n’avez fait face à tel spectacle : les légendes sur la sorcellerie des dieux morts seraient-elles fondées ?</text:span></text:p>
      <text:p text:style-name="P80"><text:span text:style-name="T99">Gardant la tête froide, </text:span>Arcadia pointe une plateforme de bois <text:span text:style-name="T95">chargée de tonneau et</text:span> suspendue au dessus du groupe d’adorateurs par une corde attachée à un pilier, <text:span text:style-name="T99">puis</text:span> s’adresse à vous à voix basse « employez vos talents à couper discrètement cette corde : l’essentiel du groupe sera éliminé, nous pourrons nous charger ensemble du reste ! ». N’ayant pas d’objection, vous tentez d’atteindre la corde en échappant aux regards.</text:p>
      <text:p text:style-name="P80"/>
      <text:p text:style-name="P85">La discrétion, voilà un de vos points forts ! Mais avant toute chose, il nous <text:span text:style-name="T111">faut </text:span>aborder la manière dont la réussite est quantifiée dans le UP!Lite. </text:p>
      <text:p text:style-name="P85">Lorsque tout jet est effectué, souvenez-vous, un ND lui est associé. Hé bien, chaque tranche entière de 5 points au-dessus du ND constitue un incrément de réussite. Simplement réussir un jet sans aucun incrément ne constitue qu’un succès « sur le fil », qui comprend toujours une part d’échec, il faut au moins un incrément pour réussir vraiment de façon indiscutable (plusieurs incréments rendent la réussite éblouissante).</text:p>
      <text:p text:style-name="P85">Je vous prie donc d’<text:span text:style-name="T111">e</text:span>ffectuer un jet de la compétence « furtivité », située dans le domaine « ombres » en conjonction avec votre trait coordination et en visant <text:span text:style-name="T89">un ND de 15</text:span>. Je vous informe que vous possédez 3 rangs tant dans le domaine que la compétence en question. Ceci, associé à votre coordination s’élevant elle-aussi à 3 (comme nous l’avons vu précédemment), fait que vous lancerez 6 dés et garderez les 3 plus élevés (si vous avez subi des blessures, peut-être ne relancez-vous plus les dix, auquel cas j’ai dû vous l’indiquer ; si rien ne vous a été signalé, n’oubliez pas que les dix explosent!).</text:p>
      <text:p text:style-name="P85">S<text:span text:style-name="T90">i vous échouez (vous obtenez moins de 15), rendez-vous au R.</text:span></text:p>
      <text:p text:style-name="P86"><text:soft-page-break/>Si vous réussissez sur le fil (vous obtenez entre 15 et 19), rendez-vous au S.</text:p>
      <text:p text:style-name="P86">Si vous réussissez avec au moins un incrément (vous obtenez 20 ou plus), rendez-vous au T.</text:p>
      <text:p text:style-name="P6"/>
      <text:p text:style-name="P6"/>
      <text:p text:style-name="P81">R : <text:span text:style-name="T91">Alors que vous pensiez que personne ne pouvait vous voir, vous négligez une torche, non loin de vous, qui projette votre ombre à grande échelle sur le mur. L’un des adorateurs la voit et </text:span><text:span text:style-name="T111">votre cœur s’arrête de battre</text:span><text:span text:style-name="T91"> alors qu’il lève le bras pour attirer l’attention de ses coreligionnaires.</text:span></text:p>
      <text:p text:style-name="P87">C’est alors qu’Arcadia crie, depuis l’autre côté de la salle, « Mort aux faux dieux ! ». La mélopée des officiants s’interrompt alors qu’ils se tournent vers cette intruse. La remerciant silencieusement de vous offrir cette diversion au péril de sa vie, vous vous élancez vers la corde et la coupez avec votre stylet d’un geste vif.</text:p>
      <text:p text:style-name="P81"/>
      <text:p text:style-name="P87">Alors, on a besoin de se faire sauver la mise ? Vous avez de la chance qu’Arcadia agisse globalement ainsi que j’en ai décidé, mais je dois vous prévenir que je ne serai pas toujours là quand vous échouerez. Rendez-vous au U, où vous aurez l’occasion de faire mieux.</text:p>
      <text:p text:style-name="P81"/>
      <text:p text:style-name="P81"/>
      <text:p text:style-name="P83">S : <text:span text:style-name="T91">Alors que vous pensiez que personne ne pouvait vous voir, vous </text:span><text:span text:style-name="T92">manquez de </text:span><text:span text:style-name="T91">néglige</text:span><text:span text:style-name="T92">r</text:span><text:span text:style-name="T91"> une torche, non loin de vous, qui projette votre ombre à grande échelle sur le mur. </text:span><text:span text:style-name="T92">Vous vous en écartez juste au moment où l</text:span><text:span text:style-name="T91">’un des adorateurs </text:span><text:span text:style-name="T92">va </text:span><text:span text:style-name="T91">la voi</text:span><text:span text:style-name="T92">r. </text:span><text:span text:style-name="T93">Ce faisant, vous trébuchez et manquez de vous blesser. Vous attendez que l’attention du cultiste soit ailleurs et </text:span><text:span text:style-name="T91">vous élancez vers la corde et la coupez avec votre stylet d’un geste vif.</text:span></text:p>
      <text:p text:style-name="P82"/>
      <text:p text:style-name="P88">Ce n’est pas exactement une action d’éclat, mais je suppose que cela suffira. Passons sur cela et rendez-vous au U.</text:p>
      <text:p text:style-name="P82"/>
      <text:p text:style-name="P82"/>
      <text:p text:style-name="P81">T : <text:span text:style-name="T94">Lestement, vous vous élancez vers la corde et l’atteignez sans que personne ne vous remarque. Vous la coupez alors avec votre stylet d’un geste vif.</text:span></text:p>
      <text:p text:style-name="P81"/>
      <text:p text:style-name="P89">Une affaire rondement menée, rendez-vous au U pour en voir le dénouement.</text:p>
      <text:p text:style-name="P81"/>
      <text:p text:style-name="P81"/>
      <text:p text:style-name="P84">U : <text:span text:style-name="T95">La plateforme s’effondre </text:span><text:span text:style-name="T96">dans un infernal bruit de craquement de bois et d’os. Le groupe d’adorateurs n’a même pas le temps de réaliser ce qui lui arrive ou même de crier de douleur : ils sont littéralement écrasés vivants. Le carnage est indescriptible, tous les cultistes sont morts, tous sauf un.</text:span></text:p>
      <text:p text:style-name="P90">Celui qui semble être le chef élève le ton <text:span text:style-name="T111">et change le rythme </text:span>de sa mélopée en vous regardant d’un air rogue. <text:span text:style-name="T97">C’est alors qu’un phénomène mystérieux se produit : la température semble s’élever doucement, d’étranges cris de douleur étouffés résonnent, une odeur de souffre s’élève et une sombre forme commence à se matérialiser au centre de la pièce. </text:span><text:span text:style-name="T99">Tout ceci dépasse votre entendement, vous redoutez qu’il ne s’agisse là de l’invocation d’un démon,</text:span><text:span text:style-name="T97"> vous n’aur</text:span><text:span text:style-name="T99">i</text:span><text:span text:style-name="T97">ez aucune chance face à une telle entité ! </text:span><text:span text:style-name="T103">La chose lève une tête partiellement formée vers vous, ses yeux, deux puits vers toute la noirceur de la création, semblent accrocher votre âme. Vous avez l’impression que votre corps est transpercé de mille aiguilles.</text:span></text:p>
      <text:p text:style-name="P91"><text:span text:style-name="T99">Vous ne pouvez imaginer aucune autre solution que de vous</text:span> élance<text:span text:style-name="T99">r</text:span> pour stopper l’incantation du chef du culte avant qu’il ne soit trop tard. <text:span text:style-name="T99">Stylet en main, vous courrez vers lui.</text:span></text:p>
      <text:p text:style-name="P91"/>
      <text:p text:style-name="P92">Excellente décision compte tenu des circonstances, nous sommes donc dans une situation où il nous faut évaluer la temporalité de vos actions respectives. Il me faut donc aborder la dernière règle que nous verrons dans cette aventure : l’initiative.</text:p>
      <text:p text:style-name="P92">L’initiative permet de savoir à quels moments plusieurs personnages agissent les uns par rapport aux autres. On l’utilise surtout durant les combats, je vous ai épargné sa gestion dans celui qui <text:soft-page-break/>vous a opposé au garde de l’entrée car je ne voulais pas vous surcharger de concepts. Cette règle peut néanmoins être utile dans toute scène d’action, même quand des coups ne sont pas portés stricto-sensu.</text:p>
      <text:p text:style-name="P92">Sachez donc qu’un tour représente une minute de temps réel. Un tour est divisé en dix phases de six secondes chacune. Durant un tour, un personnage pourra effectuer autant d’actions que sa valeur d’initiative (qui, comme la défense, est une caractéristique secondaire dont le mode de calcul vous sera présenté plus loin dans le présent document). Pour savoir dans quelles phases se situent ces actions, il est lancé <text:span text:style-name="T100">en début de tour</text:span>, pour chaque personnage, autant de dés que sa valeur d’initiative : chacun de ces dés représente une action, et celle-ci sera jouée dans la phase indiquée par le résultat du dé.</text:p>
      <text:p text:style-name="P92">À <text:span text:style-name="T100">titre d’exemple, le chef du culte possède une initiative de 2 et, en ce début de tour, j’ai donc lancé deux dés afin de savoir quand il pourrait agir. J’ai obtenu un 5 et un 9 : il agira donc dans les cinquième et neuvième phases (sur dix) du tour.</text:span></text:p>
      <text:p text:style-name="P93">Pour l’atteindre et le frapper, il va vous falloir deux actions : une pour courir jusqu’à lui et une autre pour jouer de votre style<text:span text:style-name="T112">t</text:span> (la touche sera automatique, il ne se défend pas, tout occupé qu’il est à psalmodier). Quant à votre cible, il va aussi lui falloir deux actions pour achever son incantation : il faut donc que vous disposiez de deux actions avant la neuvième phase car sinon l’invocation s’achèvera et le démon apparaîtra !</text:p>
      <text:p text:style-name="P93">Je vous apprends que vous disposez d’une initiative de 3 : à chaque tour<text:span text:style-name="T114"> </text:span>vous agissez donc 3 fois et lancez en conséquence 3 dés pour savoir quand ces trois actions seront jouées. Mais ne perdons pas plus de temps, le démon arrive, effectuez votre jet d’initiative dès à présent.</text:p>
      <text:p text:style-name="P93">Si au moins deux de vos dés ont un résultat inférieur à 9, rendez-vous au V.</text:p>
      <text:p text:style-name="P93">Sinon, espérons qu’Arcadia aura été plus prompte que vous, rendez-vous au W.</text:p>
      <text:p text:style-name="P91"/>
      <text:p text:style-name="P81"/>
      <text:p text:style-name="P81">V : <text:span text:style-name="T102">Vous fiant totalement à votre instinct, vous n’hésitez pas et atteignez l’invocateur en un clin d’œil. Vous n’hésitez pas plus lorsque vous plongez votre stylet d’un coup sec dans son cœur, sentant son dernier battement. Tout est allé si vite que votre cible n’a pas eu le temps de ciller. Son visage garde la même expression, ses yeux fous grand ouverts vous mettent mal à l’aise alors que son cadavre tombe au sol. Instantanément, les bruits et autres phénomènes étranges prennent fin et même la lumière semble plus saine dans l’entrepôt. Vous décidez de vous porter à la hauteur du grand prêtre.</text:span></text:p>
      <text:p text:style-name="P81"/>
      <text:p text:style-name="P94">Toutes mes félicitations, vite, rendez-vous au X pour que nous puissions conclure cette aventure.</text:p>
      <text:p text:style-name="P81"/>
      <text:p text:style-name="P81"/>
      <text:p text:style-name="P81">W : <text:span text:style-name="T104">La situation est si intimidante que vous hésitez et prenez un départ tardif. Sentant la noire puissance de la forme se manifester derrière vous, vous comprenez que vous n’atteindrez pas l’adorateur à temps, celui-ci jubile quand il voit le désespoir dans vos yeux.</text:span></text:p>
      <text:p text:style-name="P95">C’est alors qu’Arcadia vous dépasse, hurlant « gia ton aftokrátora ! », le cri de guerre des athanatoi, <text:span text:style-name="T105">avant d’empaler </text:span><text:span text:style-name="T106">l’invocateur sur son glaive. </text:span><text:span text:style-name="T107">Sa lame sanglante perce les entrailles et jaillit du dos de votre adversaire, faisant voler cartilage et débris sanguinolents. </text:span><text:span text:style-name="T108">Il tressaille, râle, en proie à des convulsions et tente, l’air hagard, de saisir Arcadia. Mais celle-ci extrait son arme et, d’un coup ajusté, le décapite. </text:span><text:span text:style-name="T109">Ne vous jetant plus un regard, elle se dirige vers le grand prêtre.</text:span></text:p>
      <text:p text:style-name="P95"/>
      <text:p text:style-name="P96">Si Arcadia n’a pas votre subtilité, son efficacité ne saurait être remise en question. Rendez-vous au X pour que nous puissions en finir avec ce récit.</text:p>
      <text:p text:style-name="P95"/>
      <text:p text:style-name="P95"/>
      <text:p text:style-name="P81">X : <text:span text:style-name="T109">Vous vous dirigez vers le pilier auquel le grand prêtre est attaché, mais Arcadia vous a devancé et est déjà en train de lui couper ses liens. S’inclinant devant lui, elle déclare « je suis Arcadia des excubitors et je suis venu vous rendre votre liberté monseigneur, j’ai été aidée dans ma quête par... » mais vous n’êtes déjà plus là lorsqu’elle vous cherche du regard.</text:span></text:p>
      <text:p text:style-name="P97"><text:soft-page-break/>Peu vous chaux qu’une excubitor cherche à obtenir un quelconque prestige politique par un sauvetage de haut vol, vous avez mieux à faire que de lui servir de faire valoir. Vous n’êtes qu’un œil dans l’ombre et dans l’ombre vous resterez. Vous vous moquez du prestige et des attraits de ce monde car seule compte pour vous la mission. En vous dépêchant de rallier le palais du Drome, vous pourrez aviser le logothète avant même que le domestikos des excubitors ne soit au courant des exploits de sa propre servante. Ainsi s’est construite la réputation de tout savoir avant tout le monde du logothète du Drome : par des serviteurs zélés tels que vous, sans intérêt pour la vaine gloriole. <text:span text:style-name="T110">Le grand prêtre est libéré et pris en charge par une autorité légale, cela vous suffit, ne reste plus qu’à gagner la bataille du renseignement.</text:span></text:p>
      <text:p text:style-name="P97">Vous souriez en gagnant la grande voie d’or de la cité, vous avez déjà passé le premier forum et atteindrez bientôt l’Augustaion, la place des palais.<text:span text:style-name="T110"> Les doigts de rose de l’aurore poignent au loin, mais vous aurez rendu compte avant que le soleil ne soit levé, la mission sera accomplie, et c’est votre seule source de joie.</text:span></text:p>
      <text:p text:style-name="P4"/>
      <text:p text:style-name="P4"/>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0T14:25:22.788881510</meta:creation-date>
    <dc:date>2021-12-24T17:18:40.102233140</dc:date>
    <meta:editing-duration>P2DT15H52M39S</meta:editing-duration>
    <meta:editing-cycles>97</meta:editing-cycles>
    <meta:generator>LibreOffice/7.2.4.1$Linux_X86_64 LibreOffice_project/20$Build-1</meta:generator>
    <meta:print-date>2021-12-23T14:38:32.982173723</meta:print-date>
    <meta:document-statistic meta:table-count="0" meta:image-count="0" meta:object-count="0" meta:page-count="10" meta:paragraph-count="139" meta:word-count="7083" meta:character-count="41458" meta:non-whitespace-character-count="34501"/>
  </office:meta>
</office:document-meta>
</file>